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A0000003A144AEE88.png" manifest:media-type="image/png"/>
  <manifest:file-entry manifest:full-path="Pictures/100000000000011000000089D62A0D9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color="#000000" style:font-name="Verdana1"/>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1"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2" style:family="paragraph" style:parent-style-name="Standard">
      <style:text-properties fo:color="#000000" style:font-name="Verdana1" style:text-underline-style="solid" style:text-underline-width="auto" style:text-underline-color="font-color"/>
    </style:style>
    <style:style style:name="P13"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4"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Verdana1"/>
    </style:style>
    <style:style style:name="P17" style:family="paragraph" style:parent-style-name="Standard">
      <style:text-properties style:font-name="Verdana1" fo:font-style="normal" style:font-style-asian="normal" style:font-style-complex="normal"/>
    </style:style>
    <style:style style:name="P18" style:family="paragraph" style:parent-style-name="Standard">
      <style:paragraph-properties fo:text-align="start" style:justify-single-word="false"/>
      <style:text-properties style:font-name="Verdana1" fo:font-style="normal" style:font-style-asian="normal" style:font-style-complex="normal"/>
    </style:style>
    <style:style style:name="P19" style:family="paragraph" style:parent-style-name="Standard">
      <style:paragraph-properties fo:text-align="center" style:justify-single-word="false"/>
      <style:text-properties style:font-name="Verdana1" fo:font-style="normal" style:font-style-asian="normal" style:font-style-complex="normal"/>
    </style:style>
    <style:style style:name="P20" style:family="paragraph" style:parent-style-name="Standard">
      <style:paragraph-properties fo:text-align="end" style:justify-single-word="false"/>
      <style:text-properties style:font-name="Verdana1" fo:font-style="normal" style:font-style-asian="normal" style:font-style-complex="normal"/>
    </style:style>
    <style:style style:name="P21"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5" style:family="paragraph" style:parent-style-name="Standard">
      <style:text-properties style:font-name="Verdana1"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7" style:family="paragraph" style:parent-style-name="Standard">
      <style:text-properties style:font-name="Verdana1" fo:font-style="normal" fo:font-weight="bold"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32" style:family="paragraph" style:parent-style-name="Standard">
      <style:text-properties style:font-name="Verdana1" fo:font-size="12pt" style:font-size-asian="12pt" style:font-size-complex="12pt"/>
    </style:style>
    <style:style style:name="P33" style:family="paragraph" style:parent-style-name="Standard">
      <style:text-properties style:font-name="Verdana1" fo:font-size="12pt"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5" style:family="paragraph" style:parent-style-name="Standard">
      <style:paragraph-properties fo:text-align="end" style:justify-single-word="false"/>
    </style:style>
    <style:style style:name="P36"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9" style:family="paragraph" style:parent-style-name="Standard">
      <style:text-properties style:font-name="Courier 10 Pitch" fo:font-size="10pt" style:font-size-asian="10pt" style:font-size-complex="10pt"/>
    </style:style>
    <style:style style:name="P40" style:family="paragraph" style:parent-style-name="Standard">
      <style:text-properties fo:font-style="normal" style:font-style-asian="normal" style:font-style-complex="normal"/>
    </style:style>
    <style:style style:name="P41"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DejaVu Sans" fo:font-style="normal" style:font-style-asian="normal" style:font-style-complex="normal"/>
    </style:style>
    <style:style style:name="P43"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6"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47" style:family="paragraph" style:parent-style-name="Standard">
      <style:paragraph-properties fo:text-align="justify" style:justify-single-word="false"/>
    </style:style>
    <style:style style:name="P48" style:family="paragraph" style:parent-style-name="Standard">
      <style:text-properties fo:font-variant="normal" fo:text-transform="none" fo:color="#000000" style:text-line-through-style="none" style:font-name="Verdana1" fo:letter-spacing="normal" fo:font-style="normal" style:text-underline-style="none" fo:font-weight="bold" style:text-blinking="false"/>
    </style:style>
    <style:style style:name="P49" style:family="paragraph" style:parent-style-name="Standard">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ize-complex="12pt"/>
    </style:style>
    <style:style style:name="P50" style:family="paragraph" style:parent-style-name="Standard">
      <style:paragraph-properties fo:break-before="page"/>
    </style:style>
    <style:style style:name="P51" style:family="paragraph" style:parent-style-name="Standard">
      <style:paragraph-properties fo:break-before="page"/>
      <style:text-properties style:font-name="Verdana1" fo:font-style="normal" style:font-style-asian="normal" style:font-style-complex="normal"/>
    </style:style>
    <style:style style:name="P52"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3" style:family="paragraph" style:parent-style-name="Standard">
      <style:paragraph-properties fo:background-color="transparent">
        <style:background-image/>
      </style:paragraph-properties>
      <style:text-properties fo:color="#000000" style:font-name="Verdana1" fo:font-size="12pt" fo:font-weight="normal" style:font-size-asian="12pt" style:font-weight-asian="normal" style:font-size-complex="12pt" style:font-weight-complex="normal"/>
    </style:style>
    <style:style style:name="P54" style:family="paragraph" style:parent-style-name="Standard">
      <style:paragraph-properties fo:background-color="transparent">
        <style:background-image/>
      </style:paragraph-properties>
      <style:text-properties fo:color="#000000" style:font-name="Verdana1" fo:font-size="12pt" fo:font-style="normal" fo:font-weight="normal" style:font-size-asian="12pt" style:font-weight-asian="normal" style:font-size-complex="12pt" style:font-weight-complex="normal"/>
    </style:style>
    <style:style style:name="P55"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58"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9"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60"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10 Pitch"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6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7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7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7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7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76"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7"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style:font-size-asian="12pt" style:font-size-complex="12pt"/>
    </style:style>
    <style:style style:name="P78"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9"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transparent" fo:padding="0cm" fo:border="none">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80"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81"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style:font-size-asian="10pt" style:font-size-complex="10pt"/>
    </style:style>
    <style:style style:name="P82"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ff" style:font-name="Courier 10 Pitch" fo:font-size="10pt" fo:letter-spacing="normal" fo:font-style="normal" fo:font-weight="normal" style:font-size-asian="10pt" style:font-size-complex="10pt"/>
    </style:style>
    <style:style style:name="P83"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84"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85" style:family="paragraph" style:parent-style-name="Standard">
      <style:paragraph-properties fo:background-color="#cccccc">
        <style:background-image/>
      </style:paragraph-properties>
      <style:text-properties fo:color="#000000" style:font-name="Verdana1"/>
    </style:style>
    <style:style style:name="P86"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7" style:family="paragraph" style:parent-style-name="Standard">
      <style:paragraph-properties fo:background-color="#cccccc">
        <style:background-image/>
      </style:paragraph-properties>
      <style:text-properties fo:color="#000000" style:font-name="Courier 10 Pitch"/>
    </style:style>
    <style:style style:name="P88" style:family="paragraph" style:parent-style-name="Standard">
      <style:paragraph-properties fo:background-color="#cccccc">
        <style:background-image/>
      </style:paragraph-properties>
      <style:text-properties fo:color="#000000" style:font-name="Courier 10 Pitch" fo:font-size="10pt" style:font-size-asian="10pt" style:font-size-complex="10pt"/>
    </style:style>
    <style:style style:name="P89" style:family="paragraph" style:parent-style-name="Standard">
      <style:paragraph-properties fo:background-color="#cccccc">
        <style:background-image/>
      </style:paragraph-properties>
      <style:text-properties fo:color="#000000" style:font-name="Courier 10 Pitch" fo:font-size="10pt" fo:font-weight="normal" style:font-size-asian="10pt" style:font-weight-asian="normal" style:font-size-complex="10pt" style:font-weight-complex="normal"/>
    </style:style>
    <style:style style:name="P90" style:family="paragraph" style:parent-style-name="Standard">
      <style:paragraph-properties fo:background-color="#cccccc">
        <style:background-image/>
      </style:paragraph-properties>
      <style:text-properties fo:color="#000000" style:font-name="Courier 10 Pitch" fo:font-size="10pt" fo:font-style="normal" fo:font-weight="normal" style:font-size-asian="10pt" style:font-size-complex="10pt"/>
    </style:style>
    <style:style style:name="P91"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92" style:family="paragraph" style:parent-style-name="Preformatted_20_Text">
      <style:paragraph-properties fo:text-align="justify" style:justify-single-word="false" fo:background-color="#cccccc">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3"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94" style:family="paragraph" style:parent-style-name="Text_20_body">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5" style:family="paragraph" style:parent-style-name="Text_20_body">
      <style:paragraph-properties fo:text-align="justify" style:justify-single-word="false"/>
    </style:style>
    <style:style style:name="P96" style:family="paragraph" style:parent-style-name="Contents_20_1">
      <style:paragraph-properties>
        <style:tab-stops>
          <style:tab-stop style:position="18.002cm" style:type="right" style:leader-style="dotted" style:leader-text="."/>
        </style:tab-stops>
      </style:paragraph-properties>
    </style:style>
    <style:style style:name="P97"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98"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99"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0"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101"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102"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3"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104"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106"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07"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8"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109" style:family="paragraph" style:parent-style-name="Standard" style:list-style-name="L7"/>
    <style:style style:name="P110"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11"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12"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13"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11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11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116" style:family="paragraph" style:parent-style-name="Standard" style:list-style-name="">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117"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118" style:family="paragraph" style:parent-style-name="Heading_20_1">
      <style:text-properties fo:font-size="14pt" fo:font-style="normal" style:font-size-asian="14pt" style:font-style-asian="normal" style:font-size-complex="14pt" style:font-style-complex="normal"/>
    </style:style>
    <style:style style:name="P119" style:family="paragraph" style:parent-style-name="Heading_20_1">
      <style:text-properties fo:font-size="14pt" style:font-size-asian="14pt" style:font-size-complex="14pt"/>
    </style:style>
    <style:style style:name="P120"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21"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22"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Verdana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style:font-name="Verdana1" fo:font-size="12pt" fo:font-weight="normal" style:font-size-asian="12pt" style:font-weight-asian="normal" style:font-size-complex="12pt" style:font-weight-complex="normal"/>
    </style:style>
    <style:style style:name="T13" style:family="text">
      <style:text-properties style:font-name="Verdana1" fo:font-size="12pt" style:font-size-asian="12pt" style:font-size-complex="12pt"/>
    </style:style>
    <style:style style:name="T14" style:family="text">
      <style:text-properties style:font-name="Verdana1" style:text-underline-style="none" fo:font-weight="normal" style:font-weight-asian="normal" style:font-weight-complex="normal"/>
    </style:style>
    <style:style style:name="T15" style:family="text">
      <style:text-properties style:font-name="Verdana1"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style:font-name="Courier 10 Pitch"/>
    </style:style>
    <style:style style:name="T20"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Courier 10 Pitch"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2" style:family="text">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T23" style:family="text">
      <style:text-properties style:font-name="Courier 10 Pitch" fo:font-size="10pt" style:font-size-asian="10pt" style:font-size-complex="10pt"/>
    </style:style>
    <style:style style:name="T24" style:family="text">
      <style:text-properties style:font-name="Courier 10 Pitch" fo:font-size="10pt" fo:font-weight="normal" style:font-size-asian="10pt" style:font-weight-asian="normal" style:font-size-complex="10pt" style:font-weight-complex="normal"/>
    </style:style>
    <style:style style:name="T25" style:family="text">
      <style:text-properties style:font-name="Courier 10 Pitch" fo:font-size="10pt" style:text-underline-style="none" fo:font-weight="normal" style:font-size-asian="10pt" style:font-weight-asian="normal" style:font-size-complex="10pt" style:font-weight-complex="normal"/>
    </style:style>
    <style:style style:name="T26" style:family="text">
      <style:text-properties style:font-name="Courier 10 Pitch" fo:font-size="9pt" style:font-size-asian="9pt" style:font-size-complex="9pt"/>
    </style:style>
    <style:style style:name="T27" style:family="text">
      <style:text-properties style:font-name="Courier 10 Pitch" fo:font-size="9pt" fo:font-style="normal" style:font-size-asian="9pt" style:font-style-asian="normal" style:font-size-complex="9pt" style:font-style-complex="normal"/>
    </style:style>
    <style:style style:name="T28"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9" style:family="text">
      <style:text-properties style:font-name="Courier 10 Pitch" fo:font-size="8pt" style:text-underline-style="none" fo:font-weight="normal" style:font-size-asian="8pt" style:font-weight-asian="normal" style:font-size-complex="8pt" style:font-weight-complex="normal"/>
    </style:style>
    <style:style style:name="T30" style:family="text">
      <style:text-properties style:font-name="Courier 10 Pitch" style:font-name-asian="Monospace" style:font-name-complex="Monospace"/>
    </style:style>
    <style:style style:name="T31" style:family="text">
      <style:text-properties fo:font-size="12pt" style:font-size-asian="12pt" style:font-size-complex="12pt"/>
    </style:style>
    <style:style style:name="T32" style:family="text">
      <style:text-properties fo:font-size="10pt" style:font-size-asian="10pt" style:font-size-complex="10pt"/>
    </style:style>
    <style:style style:name="T33" style:family="text">
      <style:text-properties fo:font-size="10pt" style:font-name-asian="Monospace" style:font-size-asian="10pt" style:font-name-complex="Monospace" style:font-size-complex="10pt"/>
    </style:style>
    <style:style style:name="T34" style:family="text">
      <style:text-properties style:font-name="DejaVu Sans"/>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fo:font-weight="normal" style:font-weight-asian="normal" style:font-weight-complex="normal"/>
    </style:style>
    <style:style style:name="T38" style:family="text">
      <style:text-properties fo:color="#000000"/>
    </style:style>
    <style:style style:name="T39" style:family="text">
      <style:text-properties fo:color="#000000" fo:font-weight="normal" style:font-weight-asian="normal" style:font-weight-complex="normal"/>
    </style:style>
    <style:style style:name="T40" style:family="text">
      <style:text-properties fo:color="#000000" fo:font-weight="normal" style:font-name-asian="Monospace" style:font-weight-asian="normal" style:font-name-complex="Monospace" style:font-weight-complex="normal"/>
    </style:style>
    <style:style style:name="T41" style:family="text">
      <style:text-properties fo:color="#000000" style:font-name="Verdana1" fo:font-style="normal" fo:font-weight="normal" style:font-style-asian="normal" style:font-weight-asian="normal" style:font-style-complex="normal" style:font-weight-complex="normal"/>
    </style:style>
    <style:style style:name="T42"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3" style:family="text">
      <style:text-properties fo:color="#000000" style:font-name="Verdana1"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44"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45" style:family="text">
      <style:text-properties fo:color="#000000" style:font-name="Verdana1" fo:font-size="14pt" fo:font-style="italic" style:text-underline-style="none" fo:font-weight="normal" style:font-size-asian="14pt" style:font-style-asian="italic" style:font-weight-asian="normal" style:font-size-complex="14pt" style:font-style-complex="italic" style:font-weight-complex="normal"/>
    </style:style>
    <style:style style:name="T46" style:family="text">
      <style:text-properties fo:color="#000000" fo:font-style="normal" style:text-underline-style="none" fo:font-weight="normal" style:font-style-asian="normal" style:font-weight-asian="normal" style:font-style-complex="normal" style:font-weight-complex="normal"/>
    </style:style>
    <style:style style:name="T47" style:family="text">
      <style:text-properties fo:color="#000000" style:font-name="Courier 10 Pitch" style:font-name-asian="Monospace" style:font-name-complex="Monospace"/>
    </style:style>
    <style:style style:name="T48" style:family="text">
      <style:text-properties fo:color="#000000" fo:font-size="8pt" style:font-size-asian="8pt" style:font-size-complex="8pt"/>
    </style:style>
    <style:style style:name="T49" style:family="text">
      <style:text-properties fo:color="#000000" fo:font-size="8pt" style:text-underline-style="none" style:font-size-asian="8pt" style:font-size-complex="8pt"/>
    </style:style>
    <style:style style:name="T50" style:family="text">
      <style:text-properties fo:color="#000000" style:text-underline-style="none"/>
    </style:style>
    <style:style style:name="T51" style:family="text">
      <style:text-properties fo:color="#000000" fo:background-color="#cccccc"/>
    </style:style>
    <style:style style:name="T52" style:family="text">
      <style:text-properties fo:color="#000000" style:font-name-asian="Monospace" style:font-name-complex="Monospace"/>
    </style:style>
    <style:style style:name="T53" style:family="text">
      <style:text-properties fo:color="#000000" style:font-name="Monospace" style:font-name-asian="Monospace" style:font-name-complex="Monospace"/>
    </style:style>
    <style:style style:name="T54" style:family="text">
      <style:text-properties fo:color="#000000" style:font-name-asian="Monospace" style:font-name-complex="Monospace"/>
    </style:style>
    <style:style style:name="T55"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56" style:family="text">
      <style:text-properties fo:color="#0000ff" fo:font-style="normal" fo:font-weight="normal"/>
    </style:style>
    <style:style style:name="T57" style:family="text">
      <style:text-properties fo:font-size="14pt" style:font-size-asian="14pt" style:font-size-complex="14pt"/>
    </style:style>
    <style:style style:name="T58" style:family="text">
      <style:text-properties fo:color="#3f7f5f"/>
    </style:style>
    <style:style style:name="T59"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60" style:family="text">
      <style:text-properties fo:color="#323232"/>
    </style:style>
    <style:style style:name="T61" style:family="text">
      <style:text-properties fo:color="#323232" fo:font-size="8pt" style:font-size-asian="8pt" style:font-size-complex="8pt"/>
    </style:style>
    <style:style style:name="T62" style:family="text">
      <style:text-properties fo:color="#323232" style:text-underline-style="solid" style:text-underline-width="auto" style:text-underline-color="font-color"/>
    </style:style>
    <style:style style:name="T63" style:family="text">
      <style:text-properties fo:color="#2a00ff"/>
    </style:style>
    <style:style style:name="T64" style:family="text">
      <style:text-properties fo:color="#2a00ff" style:font-name="Courier 10 Pitch" style:font-name-asian="Monospace" style:font-name-complex="Monospace"/>
    </style:style>
    <style:style style:name="T65" style:family="text">
      <style:text-properties fo:color="#2a00ff" fo:font-size="8pt" style:font-size-asian="8pt" style:font-size-complex="8pt"/>
    </style:style>
    <style:style style:name="T66" style:family="text">
      <style:text-properties fo:color="#2a00ff" fo:font-size="8pt" style:text-underline-style="none" style:font-size-asian="8pt" style:font-size-complex="8pt"/>
    </style:style>
    <style:style style:name="T67" style:family="text">
      <style:text-properties fo:color="#2a00ff" style:text-underline-style="none"/>
    </style:style>
    <style:style style:name="T68" style:family="text">
      <style:text-properties fo:color="#2a00ff" fo:background-color="#cccccc"/>
    </style:style>
    <style:style style:name="T69" style:family="text">
      <style:text-properties fo:color="#2a00ff" style:font-name-asian="Monospace" style:font-name-complex="Monospace"/>
    </style:style>
    <style:style style:name="T70" style:family="text">
      <style:text-properties fo:color="#2a00ff" style:text-underline-style="solid" style:text-underline-width="auto" style:text-underline-color="font-color"/>
    </style:style>
    <style:style style:name="T71" style:family="text">
      <style:text-properties fo:color="#2a00ff" style:font-name="Monospace" style:font-name-asian="Monospace" style:font-name-complex="Monospace"/>
    </style:style>
    <style:style style:name="T72" style:family="text">
      <style:text-properties fo:color="#2a00ff" style:font-name-asian="Monospace" style:font-name-complex="Monospace"/>
    </style:style>
    <style:style style:name="T73" style:family="text">
      <style:text-properties fo:color="#ff0000"/>
    </style:style>
    <style:style style:name="T74" style:family="text">
      <style:text-properties fo:color="#ff0000" fo:font-style="normal" fo:font-weight="normal"/>
    </style:style>
    <style:style style:name="T75" style:family="text">
      <style:text-properties fo:font-variant="normal" fo:text-transform="none" fo:color="#000000" style:font-name="Verdana1" fo:font-size="12pt" fo:letter-spacing="normal" fo:font-style="italic" style:text-underline-style="none" fo:font-weight="normal" style:font-name-asian="Monospace" style:font-size-asian="8pt" style:font-style-asian="italic" style:font-weight-asian="normal" style:font-name-complex="Monospace" style:font-size-complex="12pt" style:font-style-complex="normal" style:font-weight-complex="normal"/>
    </style:style>
    <style:style style:name="T76" style:family="text">
      <style:text-properties fo:font-variant="normal" fo:text-transform="none" fo:color="#000000" style:font-name="Verdana1" fo:font-size="12pt" fo:letter-spacing="normal"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7" style:family="text">
      <style:text-properties fo:font-variant="normal" fo:text-transform="none" fo:color="#0000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style:text-line-through-style="none" style:font-name="Verdana1" fo:font-size="12pt" fo:letter-spacing="normal" fo:font-style="normal" style:text-underline-style="none" fo:font-weight="normal" style:text-blinking="false" style:font-name-asian="Monospace" style:font-size-asian="12pt" style:font-style-asian="italic" style:font-weight-asian="normal" style:font-name-complex="Monospace" style:font-size-complex="12pt" style:font-style-complex="italic" style:font-weight-complex="normal"/>
    </style:style>
    <style:style style:name="T79"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80"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81" style:family="text">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82" style:family="text">
      <style:text-properties fo:font-variant="normal" fo:text-transform="none"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font-variant="normal" fo:text-transform="none"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4" style:family="text">
      <style:text-properties fo:font-variant="normal" fo:text-transform="none" style:font-name="Verdana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85" style:family="text">
      <style:text-properties fo:font-variant="normal" fo:text-transform="none" style:text-line-through-style="none" style:font-name="Verdana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86" style:family="text">
      <style:text-properties fo:font-variant="normal" fo:text-transform="none" fo:color="#0000ff"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7" style:family="text">
      <style:text-properties fo:font-variant="normal" fo:text-transform="none" fo:color="#ff0000"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9" style:family="text">
      <style:text-properties style:text-underline-style="solid" style:text-underline-width="auto" style:text-underline-color="font-color"/>
    </style:style>
    <style:style style:name="T90" style:family="text">
      <style:text-properties fo:font-size="8pt" style:font-size-asian="8pt" style:font-size-complex="8pt"/>
    </style:style>
    <style:style style:name="T91" style:family="text">
      <style:text-properties fo:color="#3a3935"/>
    </style:style>
    <style:style style:name="T92" style:family="text">
      <style:text-properties fo:color="#3a3935" style:text-underline-style="none"/>
    </style:style>
    <style:style style:name="T93" style:family="text">
      <style:text-properties fo:color="#1a1a1a"/>
    </style:style>
    <style:style style:name="T94" style:family="text">
      <style:text-properties style:font-name="Courier 10 Pitch" fo:font-size="8pt" style:text-underline-style="none"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2"/>
      <text:p text:style-name="P18"/>
      <text:p text:style-name="P18"/>
      <text:p text:style-name="P18"/>
      <text:p text:style-name="P18"/>
      <text:p text:style-name="P19"/>
      <text:p text:style-name="P19"><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s1" text:anchor-type="paragraph" svg:x="0.127cm" svg:y="0.33cm" svg:width="6.615cm" svg:height="1.535cm" draw:z-index="1"><draw:image xlink:href="Pictures/10000201000000FA0000003A144AEE88.png" xlink:type="simple" xlink:show="embed" xlink:actuate="onLoad"/></draw:frame><text:tab/><text:tab/><text:tab/><text:tab/><text:tab/> <text:s text:c="16"/></text:p>
      <text:p text:style-name="P19"/>
      <text:p text:style-name="P19"/>
      <text:p text:style-name="P19"/>
      <text:p text:style-name="P19"/>
      <text:p text:style-name="P17"/>
      <text:p text:style-name="P17"/>
      <text:p text:style-name="P17"/>
      <text:p text:style-name="P17"/>
      <text:p text:style-name="P17"/>
      <text:p text:style-name="P34">UNISTRA - 2013</text:p>
      <text:p text:style-name="P34">Documentation exploitation</text:p>
      <text:p text:style-name="P17"/>
      <text:p text:style-name="P17"/>
      <text:p text:style-name="P17"/>
      <text:p text:style-name="P28">Dispositif de diffusion de cours en ligne AudioVideoCast (anciennement AudioVideoCour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text:span text:style-name="Internet_20_link"><text:span text:style-name="T2"/></text:span></text:p>
      <text:p text:style-name="P35"><text:a xlink:type="simple" xlink:href="http://audiovideocours.unistra.fr/avc/home"><text:span text:style-name="Internet_20_link"><text:span text:style-name="T2">http://audiovideocast.unistra.fr</text:span></text:span></text:a></text:p>
      <text:p text:style-name="P20"/>
      <text:p text:style-name="P50"><text:span text:style-name="Titre_20_1_20_Car"><text:span text:style-name="T3">Sommaire</text:span></text:span></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6"><text:a xlink:type="simple" xlink:href="#__RefHeading__2873_168805068">1. <text:s/>Installation de la distribution<text:tab/>3</text:a></text:p>
          <text:p text:style-name="P96"><text:a xlink:type="simple" xlink:href="#__RefHeading__2875_168805068">2. Paramétrage du ftp<text:tab/>3</text:a></text:p>
          <text:p text:style-name="P96"><text:a xlink:type="simple" xlink:href="#__RefHeading__2877_168805068">3. Récupération des sources<text:tab/>4</text:a></text:p>
          <text:p text:style-name="P96"><text:a xlink:type="simple" xlink:href="#__RefHeading__2879_168805068">4. Création de la base de données<text:tab/>4</text:a></text:p>
          <text:p text:style-name="P96"><text:a xlink:type="simple" xlink:href="#__RefHeading__2881_168805068">5. Configuration de tomcat<text:tab/>5</text:a></text:p>
          <text:p text:style-name="P96"><text:a xlink:type="simple" xlink:href="#__RefHeading__2883_168805068">6. Stockage des répertoires de cours<text:tab/>6</text:a></text:p>
          <text:p text:style-name="P96"><text:a xlink:type="simple" xlink:href="#__RefHeading__2885_168805068">7. Déploiement de l'application AudioVideoCast :<text:tab/>7</text:a></text:p>
          <text:p text:style-name="P96"><text:a xlink:type="simple" xlink:href="#__RefHeading__2887_168805068">8. Configuration d'apache<text:tab/>7</text:a></text:p>
          <text:p text:style-name="P96"><text:a xlink:type="simple" xlink:href="#__RefHeading__2889_168805068">9. <text:s/>Activation du streaming <text:tab/>9</text:a></text:p>
          <text:p text:style-name="P96"><text:a xlink:type="simple" xlink:href="#__RefHeading__2891_168805068">10. <text:s/>Séparer l'encodage des médias<text:tab/>10</text:a></text:p>
          <text:p text:style-name="P96"><text:a xlink:type="simple" xlink:href="#__RefHeading__2893_168805068">11. <text:s/>Suppression des tests<text:tab/>10</text:a></text:p>
          <text:p text:style-name="P96"><text:a xlink:type="simple" xlink:href="#__RefHeading__2895_168805068">12. <text:s/>Configuration du live <text:tab/>11</text:a></text:p>
          <text:p text:style-name="P96"><text:a xlink:type="simple" xlink:href="#__RefHeading__2897_168805068">13. <text:s/>Page d'administration <text:tab/>11</text:a></text:p>
          <text:p text:style-name="P96"><text:a xlink:type="simple" xlink:href="#__RefHeading__2899_168805068">14. <text:s/>Annexe<text:tab/>11</text:a></text:p>
        </text:index-body>
      </text:table-of-content>
      <text:p text:style-name="P51">Note: Un script d'installation d'AudioVideoCast appelé « AVC_install_ubuntu12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bookmark-start text:name="__RefHeading__2873_168805068"/><text:span text:style-name="T5">1. <text:s/></text:span><text:span text:style-name="Titre_20_3_20_Car"><text:span text:style-name="T6">Installation de la distribution</text:span></text:span><text:bookmark-end text:name="__RefHeading__2873_168805068"/></text:h>
      <text:p text:style-name="Standard"><text:span text:style-name="Titre_20_3_20_Car"><text:span text:style-name="T9"/></text:span></text:p>
      <text:p text:style-name="Standard"><text:span text:style-name="Titre_20_3_20_Car"><text:span text:style-name="T9">Distribution recommandée: Ubuntu 12.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20">#packages nécessaires au fonctionnement du site :</text:span></text:span></text:p>
      <text:p text:style-name="Standard"><text:span text:style-name="Titre_20_3_20_Car"><text:span text:style-name="T20">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20"/></text:span></text:p>
      <text:p text:style-name="Standard"><text:span text:style-name="Titre_20_3_20_Car"><text:span text:style-name="T20">#paquets pour l'encodage :</text:span></text:span></text:p>
      <text:p text:style-name="Standard"><text:span text:style-name="Titre_20_3_20_Car"><text:span text:style-name="T20">apt-get install vorbis-tools lame ffmpeg libavcodec-extra-53 eyeD3 ffmpeg2theora yamdi zip unzip python2.6 python-reportlab python-psycopg2 atomicparsley</text:span></text:span></text:p>
      <text:p text:style-name="Standard"><text:span text:style-name="Titre_20_3_20_Car"><text:span text:style-name="T22"/></text:span></text:p>
      <text:p text:style-name="P62"><text:span text:style-name="Titre_20_3_20_Car"><text:span text:style-name="T21">#Modification des presets ipod</text:span></text:span></text:p>
      <text:p text:style-name="P63">sed -i 's/^profile/vprofile/' /usr/share/avconv/libx264-ipod320.avpreset</text:p>
      <text:p text:style-name="P63">sed -i 's/^profile/vprofile/' /usr/share/avconv/libx264-ipod640.avpreset</text:p>
      <text:h text:style-name="Heading_20_1" text:outline-level="1"><text:bookmark-start text:name="__RefHeading__2875_168805068"/><text:span text:style-name="Titre_20_3_20_Car"><text:span text:style-name="T6">2. Paramétrage du ftp</text:span></text:span><text:bookmark-end text:name="__RefHeading__2875_168805068"/></text:h>
      <text:p text:style-name="P22"/>
      <text:p text:style-name="P22">Créer un répertoire à la racine du serveur : <text:s/></text:p>
      <text:p text:style-name="P37">mkdir /audiovideocours</text:p>
      <text:p text:style-name="P22"/>
      <text:p text:style-name="P22">Ajouter un nouvel utilisateur du système « ftpuser »: </text:p>
      <text:p text:style-name="P37">useradd -m -d /audiovideocours/ftp ftpuser</text:p>
      <text:p text:style-name="P37">passwd ftpuser</text:p>
      <text:p text:style-name="P37"/>
      <text:p text:style-name="P30"><text:span text:style-name="T31">Des sous-répertoires doivent également être présents dans le répertoire FTP</text:span>:</text:p>
      <text:p text:style-name="P37">mkdir -p /audiovideocours/ftp/canceled /audiovideocours/ftp/client_update /audiovideocours/ftp/live /audiovideocours/ftp/releases</text:p>
      <text:list xml:id="list2033876740" text:style-name="WW8Num24">
        <text:list-item text:start-value="1">
          <text:p text:style-name="P98"><text:span text:style-name="T23">canceled</text:span> : sert à stocker les cours enregistrés par le client mais annulés avant la publication.</text:p>
        </text:list-item>
        <text:list-item>
          <text:p text:style-name="P98"><text:span text:style-name="T23">client_update</text:span> : permet de stocker la dernière version du client d'enregistrement des cours, afin qu'il se mette à jour automatiquement dans les amphis.</text:p>
        </text:list-item>
        <text:list-item>
          <text:p text:style-name="P98"><text:span text:style-name="T23">live</text:span> : est le répertoire de stockage des diapositives d'un cours en direct envoyées par FTP.</text:p>
        </text:list-item>
        <text:list-item>
          <text:p text:style-name="P99"><text:span text:style-name="T23">releases</text:span> : stocke les programmes d'installation du client AudioVideoCast.<text:line-break/><text:line-break/>Modifier les lignes de <text:span text:style-name="T23">/etc/vsftpd.conf </text:span>:</text:p>
        </text:list-item>
      </text:list>
      <text:p text:style-name="P52"><text:soft-page-break/></text:p>
      <text:p text:style-name="P56">anonymous_enable=NO<text:line-break/>local_enable=YES<text:line-break/>write_enable=YES</text:p>
      <text:p text:style-name="P56">local_umask=022<text:line-break/>chroot_local_user=YES<text:line-break/>local_root=/audiovideocours/ftp</text:p>
      <text:p text:style-name="P22"/>
      <text:p text:style-name="P22">Redémarrer le serveur ftp: <text:span text:style-name="T23">/etc/init.d/vsftpd restart</text:span></text:p>
      <text:p text:style-name="P22"/>
      <text:h text:style-name="P117" text:outline-level="1"><text:bookmark-start text:name="__RefHeading__2877_168805068"/>3. Récupération des sources<text:bookmark-end text:name="__RefHeading__2877_168805068"/></text:h>
      <text:p text:style-name="P24"/>
      <text:p text:style-name="P21">Vous aurez besoin d'utiliser subversion pour récupérer les dernières sources stables du projet via la commande :</text:p>
      <text:p text:style-name="P21"/>
      <text:p text:style-name="P46"><text:span text:style-name="T19">svn co </text:span><text:a xlink:type="simple" xlink:href="http://subversion.cru.fr/audiovideocours/tags/server/release-2.17"><text:span text:style-name="T19">http://subversion.cru.fr/audiovideocours/tags/server/release-X.XX</text:span></text:a><text:span text:style-name="T19">;mv release-X.XX univ-r_av</text:span></text:p>
      <text:p text:style-name="P24"/>
      <text:p text:style-name="P21">« X.XX » correspond à la version du dernier tag disponible. Le répertoire <text:span text:style-name="T32">univ-r_av</text:span> contient alors l'ensemble des sources du projet.</text:p>
      <text:p text:style-name="P21"/>
      <text:p text:style-name="P21">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21"/>
      <text:p text:style-name="P36">wget http://audiovideocast.unistra.fr/releases/player.swf </text:p>
      <text:p text:style-name="P36">mv player.swf /root/src/server/univ-r_av/WebContent/files/jwflvplayer/</text:p>
      <text:p text:style-name="P24"/>
      <text:h text:style-name="P117" text:outline-level="1"><text:bookmark-start text:name="__RefHeading__2879_168805068"/>4. Création de la base de données<text:bookmark-end text:name="__RefHeading__2879_168805068"/></text:h>
      <text:p text:style-name="P24"/>
      <text:p text:style-name="P21">Redémarrez le serveur pgsql : <text:span text:style-name="T23">/etc/init.d/postgresql-8.3 restart</text:span></text:p>
      <text:p text:style-name="P21"/>
      <text:p text:style-name="P21">Effectuez les modifications ci-dessous via pgadmin3 ou en ligne de commande :</text:p>
      <text:p text:style-name="P21"/>
      <text:list xml:id="list11334669021" text:style-name="L1">
        <text:list-item>
          <text:p text:style-name="P100">Créer un utilisateur « sqluser » :<text:line-break/><text:span text:style-name="T32">su - postgres --command="createuser -P sqluser"</text:span></text:p>
        </text:list-item>
      </text:list>
      <text:p text:style-name="P29"/>
      <text:list xml:id="list90538452" text:continue-list="list11334669021" text:style-name="L1">
        <text:list-item text:start-value="1">
          <text:p text:style-name="P104">Créer une base de données « univrav » en utf-8 pour cet utilisateur :</text:p>
          <text:p text:style-name="P106">su - postgres --command="createdb -O sqluser -E UTF8 univrav"</text:p>
        </text:list-item>
      </text:list>
      <text:p text:style-name="P29"/>
      <text:list xml:id="list539629212" text:continue-list="list90538452" text:style-name="L1">
        <text:list-item text:start-value="1">
          <text:p text:style-name="P104">Lancer le script de création <text:span text:style-name="T34">de la base se trouvant dans le répertoire des sources : </text:span></text:p>
          <text:p text:style-name="P107">psql -h localhost -U sqluser -d univrav &lt; /root/src/server/univ-r_av/WebContent/scripts/script_creation_database.sql</text:p>
        </text:list-item>
      </text:list>
      <text:p text:style-name="P36"/>
      <text:list xml:id="list1375436927" text:continue-list="list539629212" text:style-name="L1">
        <text:list-item text:start-value="1">
          <text:p text:style-name="P100">Vérifier que les tables suivantes ont été créées :</text:p>
          <text:p text:style-name="P107">course, building, slide, tags, amphi, user, selection, discipline, level, job</text:p>
        </text:list-item>
      </text:list>
      <text:h text:style-name="P119" text:outline-level="1"><text:bookmark-start text:name="__RefHeading__2881_168805068"/><text:soft-page-break/>5. Configuration de tomcat<text:bookmark-end text:name="__RefHeading__2881_168805068"/></text:h>
      <text:p text:style-name="P24"/>
      <text:p text:style-name="P21">Ajouter les librairies suivantes dans le répertoire <text:span text:style-name="T23">/usr/share/tomcat6/lib </text:span>:</text:p>
      <text:p text:style-name="P36">ln -s /usr/share/java/commons-io.jar /usr/share/tomcat6/lib/commons-io.jar</text:p>
      <text:p text:style-name="P36">ln -s /usr/share/java/commons-fileupload.jar /usr/share/tomcat6/lib/commons-fileupload.jar</text:p>
      <text:p text:style-name="P36">ln -s /usr/share/java/postgresql-jdbc3.jar /usr/share/tomcat6/lib/postgresql-jdbc3.jar</text:p>
      <text:p text:style-name="P36">ln -s /usr/share/java/commons-lang.jar /usr/share/tomcat6/lib/commons-lang.jar</text:p>
      <text:p text:style-name="P36">ln -s /usr/share/java/commons-beanutils.jar /usr/share/tomcat6/lib/commons-beanutils.jar</text:p>
      <text:p text:style-name="P36">ln -s /usr/share/java/commons-collections3.jar /usr/share/tomcat6/lib/commons-collections3.jar</text:p>
      <text:p text:style-name="P36">ln -s /usr/share/java/commons-logging.jar /usr/share/tomcat6/lib/commons-logging.jar</text:p>
      <text:p text:style-name="P36">ln -s /usr/share/java/log4j-1.2.jar /usr/share/tomcat6/lib/log4j-1.2.jar</text:p>
      <text:p text:style-name="P24"/>
      <text:p text:style-name="P24">Configuration du tomcat-users.xml</text:p>
      <text:p text:style-name="P24"/>
      <text:p text:style-name="P21">Création d'un utilisateur tomcat <text:span text:style-name="T23">ulpmm</text:span> de la manière suivante :</text:p>
      <text:p text:style-name="P21"/>
      <text:p text:style-name="P55">&lt;tomcat-users&gt; </text:p>
      <text:p text:style-name="P55"><text:s text:c="2"/>&lt;role rolename="tomcat"/&gt; </text:p>
      <text:p text:style-name="P55"><text:s text:c="2"/>&lt;role rolename="manager"/&gt; </text:p>
      <text:p text:style-name="P55"><text:s text:c="2"/>&lt;role rolename="ulpmm"/&gt; </text:p>
      <text:p text:style-name="P55"><text:s text:c="2"/>&lt;user username="ulpmm" password="s3cret" roles="tomcat,manager,ulpmm"/&gt; </text:p>
      <text:p text:style-name="P55">&lt;/tomcat-users&gt; </text:p>
      <text:p text:style-name="P21"/>
      <text:p text:style-name="P23">Note: le rôle <text:span text:style-name="T23">ulpmm</text:span> est nécessaire pour accéder aux pages d’administration d'AudioVideoCast.</text:p>
      <text:p text:style-name="P23"/>
      <text:p text:style-name="P24">Configuration du server.xml :</text:p>
      <text:p text:style-name="P21"/>
      <text:p text:style-name="P55">&lt;Connector port="8080" protocol="HTTP/1.1"<text:line-break/>               connectionTimeout="20000"<text:line-break/>               redirectPort="443" /&gt;</text:p>
      <text:p text:style-name="P36"/>
      <text:p text:style-name="P55">&lt;!-- Define an AJP 1.3 Connector on port 8009 --&gt;<text:line-break/>    &lt;Connector port="8009" protocol="AJP/1.3" redirectPort="443" /&gt;</text:p>
      <text:p text:style-name="P38"/>
      <text:p text:style-name="P55"> &lt;Host name="localhost"  appBase="webapps" unpackWARs="true" autoDeploy="true"<text:line-break/>            xmlValidation="false" xmlNamespaceAware="false"&gt;<text:line-break/><text:line-break/>   &lt;Context path="/univ-r_av" docBase="univ-r_av"&gt;</text:p>
      <text:p text:style-name="P59"><text:span text:style-name="T24"><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24">127.0.0.1:5432/mabase</text:span></text:a><text:span text:style-name="T24">"<text:line-break/>            username="databaseuser"<text:line-break/>            password="s3cret"<text:line-break/></text:span><text:span text:style-name="T24">            maxActive="20"<text:line-break/>            maxIdle="10"<text:line-break/></text:span><text:soft-page-break/><text:span text:style-name="T24">            maxWait="-1"<text:line-break/>          /&gt;</text:span></text:p>
      <text:p text:style-name="P55"><text:tab/><text:tab/>&lt;Resource name="ldap/ox" auth="Container"</text:p>
      <text:p text:style-name="P55"><text:s text:c="18"/>type="com.sun.jndi.ldap.LdapCtx" <text:s text:c="7"/><text:tab/><text:tab/><text:tab/><text:tab/> <text:s/><text:tab/><text:tab/> <text:s text:c="11"/>factory="org.ulpmm.univrav.dao.LdapFactory"</text:p>
      <text:p text:style-name="P55"><text:s text:c="18"/>java.naming.factory.initial="com.sun.jndi.ldap.LdapCtxFactory"</text:p>
      <text:p text:style-name="P55"><text:s text:c="18"/>java.naming.provider.url="your_ldap_url"</text:p>
      <text:p text:style-name="P55"><text:s text:c="18"/>java.naming.security.authentication="simple"</text:p>
      <text:p text:style-name="P55"><text:s text:c="18"/>java.naming.security.principal="ldap_user"</text:p>
      <text:p text:style-name="P55"><text:s text:c="18"/>java.naming.security.credentials="ldap_password"</text:p>
      <text:p text:style-name="P55"><text:s text:c="18"/>com.sun.jndi.ldap.connect.pool="true"</text:p>
      <text:p text:style-name="P55"><text:s text:c="18"/>java.naming.security.protocol="ssl"</text:p>
      <text:p text:style-name="P55"><text:s text:c="18"/>com.sun.jndi.ldap.connect.timeout="5000"</text:p>
      <text:p text:style-name="P55"><text:s text:c="18"/>com.sun.jndi.ldap.read.timeout="5000"/&gt;<text:line-break/>   &lt;/Context&gt;<text:line-break/> &lt;/Host&gt;</text:p>
      <text:p text:style-name="P24"/>
      <text:p text:style-name="P24">Configuration des policies :</text:p>
      <text:p text:style-name="P21"/>
      <text:p text:style-name="P21">Attention: certaines versions de tomcat sont plus stricte que d'autres d'un point de vu sécurité au niveau des policies.</text:p>
      <text:p text:style-name="P21"/>
      <text:p text:style-name="P40"><text:span text:style-name="T14">En cas d'erreur provenant de « java.security »</text:span><text:span text:style-name="T15">, i</text:span><text:span text:style-name="T1">l faut </text:span><text:span text:style-name="T14">:</text:span></text:p>
      <text:list xml:id="list891702025" text:style-name="L2">
        <text:list-item>
          <text:p text:style-name="P101">Soit désactiver le « security manager » dans <text:span text:style-name="T23">/etc/init.d/tomcat6</text:span>: <text:span text:style-name="T23">TOMCAT6_SECURITY=no</text:span></text:p>
        </text:list-item>
        <text:list-item>
          <text:p text:style-name="P101">Soit configurer les policies du répertoire <text:span text:style-name="T23">/etc/tomcat6/policy.d/</text:span></text:p>
        </text:list-item>
      </text:list>
      <text:p text:style-name="P24"/>
      <text:p text:style-name="P27"><text:span text:style-name="T36">Après avoir effectuées toutes les modifications ci-dessus, redémarrer tomcat via : </text:span><text:span text:style-name="T25">/etc/init.d/tomcat6 restart</text:span><text:span text:style-name="T36"><text:line-break/></text:span></text:p>
      <text:p text:style-name="P36"/>
      <text:h text:style-name="P118" text:outline-level="1"><text:bookmark-start text:name="__RefHeading__2883_168805068"/>6. Stockage des répertoires de cours<text:bookmark-end text:name="__RefHeading__2883_168805068"/></text:h>
      <text:p text:style-name="P26"/>
      <text:p text:style-name="Standard"><text:span text:style-name="T1">Créer un répertoire</text:span> <text:span text:style-name="T23">/audiovideocours/cours :</text:span></text:p>
      <text:p text:style-name="P39">mkdir /audiovideocours/cours</text:p>
      <text:p text:style-name="P39"/>
      <text:p text:style-name="P16">Ce répertoire permet de stocker les cours. </text:p>
      <text:p text:style-name="P16">Il contient un répertoire (par défaut <text:span text:style-name="T23">1</text:span>) appelé « volume de stockage ». Il est possible de modifier la valeur du volume dans le contexte de tomcat, si l'on veut monter un nouveau filesystem (pour raison de place par exemple).</text:p>
      <text:p text:style-name="P16"/>
      <text:p text:style-name="P16">Chaque cours se trouve dans une arborescence de sous-répertoires basée sur l'id du cours (formaté sur 8 chiffres). </text:p>
      <text:p text:style-name="P16">Par exemple, pour le cours n°4209,l'arborescence sera :</text:p>
      <text:p text:style-name="P39">/audiovideocours/cours/1/00/00/42/09</text:p>
      <text:p text:style-name="P39"/>
      <text:p text:style-name="P32">On donne les droits d'écriture à l'ensemble du répertoire <text:span text:style-name="T23">/audiovideocours</text:span> :</text:p>
      <text:p text:style-name="P37">chmod -R 777 /audiovideocours</text:p>
      <text:p text:style-name="Standard"/>
      <text:p text:style-name="Standard"/>
      <text:p text:style-name="Standard"/>
      <text:h text:style-name="Heading_20_1" text:outline-level="1"><text:bookmark-start text:name="__RefHeading__2885_168805068"/><text:soft-page-break/>7. Déploiement de l'application AudioVideoCast :<text:bookmark-end text:name="__RefHeading__2885_168805068"/></text:h>
      <text:p text:style-name="P25"/>
      <text:p text:style-name="P60">Pour créer un fichier .war de l’application, il suffit d'utiliser le fichier <text:span text:style-name="T23">build.xml</text:span>, qui est à la racine du projet, avec ANT :</text:p>
      <text:p text:style-name="P60"/>
      <text:list xml:id="list1250482238" text:style-name="L3">
        <text:list-item>
          <text:p text:style-name="P111">Configurer l'application par le fichier <text:span text:style-name="T23">univrav.properties</text:span> dans le répertoire <text:span text:style-name="T23">WebContent/conf </text:span>des sources et par le fichier <text:span text:style-name="T23">WebContent/WEB-INF/web.xml</text:span><text:span text:style-name="T13"> (voir Annexe).</text:span></text:p>
        </text:list-item>
      </text:list>
      <text:list xml:id="list138665663" text:style-name="L4">
        <text:list-item>
          <text:p text:style-name="P112">Génération du .war de l'application via les sources récupérées du SVN, en executant la commande suivante à la racine du projet : <text:span text:style-name="T23">ant</text:span></text:p>
        </text:list-item>
      </text:list>
      <text:list xml:id="list1005090651" text:continue-list="list1250482238" text:style-name="L3">
        <text:list-item text:start-value="1">
          <text:p text:style-name="P113"><text:span text:style-name="T37">Déploiement du .war sur Tomcat </text:span><text:span text:style-name="T39">(url : </text:span><text:a xlink:type="simple" xlink:href="http://larsen.u-strasbg.fr:8180/manager/html"><text:span text:style-name="T4">http://localhost:8180/manager/html</text:span></text:a><text:span text:style-name="T41">)</text:span></text:p>
        </text:list-item>
      </text:list>
      <text:p text:style-name="P3"/>
      <text:p text:style-name="P21">Attention : </text:p>
      <text:list xml:id="list794694957" text:continue-list="list2033876740" text:style-name="WW8Num24">
        <text:list-item text:start-value="1">
          <text:p text:style-name="P103">Il est préférable de supprimer le cache de Tomcat lors de son redémarrage car il peut y avoir des problèmes de rafraîchissement de pages lorsqu'une nouvelle version est mise en place. </text:p>
        </text:list-item>
      </text:list>
      <text:p text:style-name="P21"/>
      <text:p text:style-name="P41"><text:a xlink:type="simple" xlink:href="http://larsen.u-strasbg.fr:8180/manager/html"><text:span text:style-name="T46">Accéder à l'application via </text:span></text:a><text:a xlink:type="simple" xlink:href="http://localhost/univ-r_av"><text:span text:style-name="T55">http://localhost/univ-r_av</text:span></text:a><text:a xlink:type="simple" xlink:href="http://larsen.u-strasbg.fr:8180/manager/html"><text:span text:style-name="T46"> ou via l'url apache que vous avez configurée. <text:s/></text:span></text:a></text:p>
      <text:p text:style-name="P21"/>
      <text:h text:style-name="P119" text:outline-level="1"><text:bookmark-start text:name="__RefHeading__2887_168805068"/>8. Configuration d'apache<text:bookmark-end text:name="__RefHeading__2887_168805068"/></text:h>
      <text:p text:style-name="P21"/>
      <text:p text:style-name="P24">Installation des modules<text:span text:style-name="T37"> </text:span></text:p>
      <text:p text:style-name="P21"/>
      <text:p text:style-name="P21">Exécuter la commande : </text:p>
      <text:p text:style-name="P21"/>
      <text:p text:style-name="P29">a2enmod proxy proxy_ajp proxy_balancer proxy_http rewrite ssl</text:p>
      <text:p text:style-name="P21"/>
      <text:p text:style-name="P21"/>
      <text:p text:style-name="P24">Configuration d'apache </text:p>
      <text:p text:style-name="P24"/>
      <text:p text:style-name="P42">Il faut créer un fichier <text:span text:style-name="T23">mon-site.conf</text:span> dans le répertoire <text:span text:style-name="T23">/etc/apache2/sites_available</text:span> <text:s/>qui doit contenir les hôtes virtuels pour le site web (un sur le port 80 et un sur le port SSL 443). </text:p>
      <text:p text:style-name="P42"/>
      <text:p text:style-name="P42">Il faut alors monter le dossier racine afin d'avoir accès à l'arborescence du site, le dossier <text:span text:style-name="T25">/audiovideocours/cours/</text:span> pour pouvoir accéder aux cours depuis l'extérieur, les dossiers <text:span text:style-name="T25">/audiovideocours/ftp/live/</text:span> et <text:span text:style-name="T25">/audiovideocours/ftp/</text:span><text:span text:style-name="T23">releases</text:span> mettant à disposition des fichiers via FTP.</text:p>
      <text:p text:style-name="P43"/>
      <text:p text:style-name="P44">Pour SSL, il faut créer un certificat et l'activer depuis l'hôte virtuel 443. Puis, depuis l'hôte virtuel 80, on redirige les URLs que l'on désire sécuriser vers le port 443, via le mode rewrite.</text:p>
      <text:p text:style-name="P42"/>
      <text:p text:style-name="P42"/>
      <text:p text:style-name="P42"/>
      <text:p text:style-name="P42"><text:soft-page-break/>mon-site.conf :</text:p>
      <text:p text:style-name="P42"/>
      <text:p text:style-name="P83">&lt;VirtualHost *:80&gt;</text:p>
      <text:p text:style-name="P83"><text:s text:c="8"/>ServerName mon-site</text:p>
      <text:p text:style-name="P83"><text:s text:c="8"/>ServerAlias mon-site-alias</text:p>
      <text:p text:style-name="P83"><text:s text:c="8"/>RewriteEngine On</text:p>
      <text:p text:style-name="P83"><text:s text:c="8"/>RewriteCond %{HTTPS} off</text:p>
      <text:p text:style-name="P83"><text:s text:c="8"/>RewriteRule ^(.*)/avc/myspace(.*)$ https://%{HTTP_HOST}%{REQUEST_URI} [R=301,L]</text:p>
      <text:p text:style-name="P83"><text:s text:c="8"/>RewriteRule ^(.*)/admin(.*)$ https://%{HTTP_HOST}%{REQUEST_URI} [R=301,L]</text:p>
      <text:p text:style-name="P83"><text:s text:c="8"/>RewriteRule ^(.*)/avc/admin(.*)$ https://%{HTTP_HOST}%{REQUEST_URI} [R=301,L]</text:p>
      <text:p text:style-name="P83"><text:s text:c="8"/>RewriteRule ^(.*)/avc/publication(.*)$ https://%{HTTP_HOST}%{REQUEST_URI}[R=301,L]</text:p>
      <text:p text:style-name="P83"><text:s text:c="8"/>RewriteRule ^(.*)/avc/authentification(.*)$ https://%{HTTP_HOST}%{REQUEST_URI} [R=301,L]</text:p>
      <text:p text:style-name="P83"><text:s text:c="8"/>Include /etc/apache2/sites-available/mon-site.include</text:p>
      <text:p text:style-name="P83">&lt;/VirtualHost&gt;</text:p>
      <text:p text:style-name="P83"/>
      <text:p text:style-name="P83">&lt;VirtualHost *:443&gt;</text:p>
      <text:p text:style-name="P83"><text:s text:c="8"/>ServerName mon-site</text:p>
      <text:p text:style-name="P83"><text:s text:c="8"/>ServerAlias mon-site</text:p>
      <text:p text:style-name="P83"><text:s text:c="8"/>SSLEngine On</text:p>
      <text:p text:style-name="P83"><text:s text:c="8"/>SSLCertificateFile /repertoire-certs/mon-site.cert</text:p>
      <text:p text:style-name="P83"><text:s text:c="8"/>SSLCertificateKeyFile /repertoire-certs/mon-site.key</text:p>
      <text:p text:style-name="P83"><text:s text:c="8"/>Include /etc/apache2/sites-available/mon-site.include</text:p>
      <text:p text:style-name="P83"><text:s text:c="8"/>RewriteEngine On</text:p>
      <text:p text:style-name="P83"><text:s text:c="8"/>RewriteCond %{HTTPS} on</text:p>
      <text:p text:style-name="P83"><text:s text:c="8"/>RewriteRule ^(.*)/avc/courseaccess(.*)$ http://%{HTTP_HOST}%{REQUEST_URI} [R=301,L]</text:p>
      <text:p text:style-name="P83"><text:s text:c="8"/>RewriteRule ^(.*)/avc/liveaccess(.*)$ http://%{HTTP_HOST}%{REQUEST_URI} [R=301,L]</text:p>
      <text:p text:style-name="P83">&lt;/VirtualHost&gt;</text:p>
      <text:p text:style-name="P84"/>
      <text:p text:style-name="P84"/>
      <text:p text:style-name="P84"/>
      <text:p text:style-name="P21"/>
      <text:p text:style-name="P21">mon-site.include:</text:p>
      <text:p text:style-name="P21"/>
      <text:p text:style-name="P58"><text:span text:style-name="T26">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7">:8009</text:span></text:a><text:span text:style-name="T27">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text:span><text:span text:style-name="T27">        Deny from all<text:line-break/>        Allow from 127.0.0.1<text:line-break/>&lt;/Location&gt;<text:line-break/><text:line-break/></text:span><text:soft-page-break/><text:span text:style-name="T27">ProxyPass / balancer://tomcat/ stickysession=JSESSIONID|jsessionid<text:line-break/></text:span><text:span text:style-name="T27">ProxyPassReverse / balancer://tomcat/ stickysession=JSESSIONID|jsessionid<text:line-break/><text:line-break/></text:span><text:span text:style-name="T27"><text:line-break/>ErrorLog /var/log/apache2/error-univ-rav.log<text:line-break/>LogLevel warn<text:line-break/>CustomLog /var/log/apache2/access-univ-rav.log combined<text:line-break/><text:line-break/>ServerSignature Off</text:span></text:p>
      <text:p text:style-name="P21"/>
      <text:p text:style-name="P21"/>
      <text:p text:style-name="P21">Pour activer le site, exécuter les commandes : </text:p>
      <text:p text:style-name="P36">a2dissite default</text:p>
      <text:p text:style-name="P36">a2ensite mon-site.conf</text:p>
      <text:p text:style-name="P29"/>
      <text:p text:style-name="P21">Redémarrer Apache via : </text:p>
      <text:p text:style-name="P36">/etc/init.d/apache2 restart</text:p>
      <text:p text:style-name="P21"/>
      <text:h text:style-name="P120" text:outline-level="1"><text:bookmark-start text:name="__RefHeading__2889_168805068"/>9. <text:s/>Activation du streaming <text:bookmark-end text:name="__RefHeading__2889_168805068"/></text:h>
      <text:p text:style-name="P5"/>
      <text:p text:style-name="P7">Via Apache </text:p>
      <text:p text:style-name="P7"/>
      <text:p text:style-name="P8">Dans le cas classique où c'est apache qui s'occupe de diffuser les flux des différents médias des enregistrements, il vous est possible d'activer la diffusion de ces flux en streaming.</text:p>
      <text:p text:style-name="P8"/>
      <text:p text:style-name="P8">On récupère les sources des modules de streaming (flv et mp4) :</text:p>
      <text:p text:style-name="P14">wget http://github.com/osantana/mod_flvx/raw/master/mod_flvx.c </text:p>
      <text:p text:style-name="P14">wget http://h264.code-shop.com/download/apache_mod_h264_streaming-2.2.7.tar.gz </text:p>
      <text:p text:style-name="P14">tar -zxvf apache_mod_h264_streaming-2.2.7.tar.gz </text:p>
      <text:p text:style-name="P8"/>
      <text:p text:style-name="P8">On installe les outils de developpement d'apache :</text:p>
      <text:p text:style-name="P14">apt-get install apache2-threaded-dev </text:p>
      <text:p text:style-name="P14"/>
      <text:p text:style-name="P8">Compilation et installation du module flvx :</text:p>
      <text:p text:style-name="P14">apxs2 -i -a -c mod_flvx.c </text:p>
      <text:p text:style-name="P14">a2enmod flvx </text:p>
      <text:p text:style-name="P14">echo "AddHandler flv-stream .flv" &gt;&gt; /etc/apache2/apache2.conf </text:p>
      <text:p text:style-name="P8"/>
      <text:p text:style-name="P8">Compilation et installation du module h264 :</text:p>
      <text:p text:style-name="P14">cd mod_h264_streaming-2.2.7 </text:p>
      <text:p text:style-name="P14">./configure --with-apxs=`which apxs2` </text:p>
      <text:p text:style-name="P14">make </text:p>
      <text:p text:style-name="P14">make install </text:p>
      <text:p text:style-name="P14">echo "LoadModule h264_streaming_module /usr/lib/apache2/modules/mod_h264_streaming.so" &gt; /etc/apache2/mods-available/h264.load </text:p>
      <text:p text:style-name="P14">a2enmod h264 </text:p>
      <text:p text:style-name="P14">echo "AddHandler h264-streaming.extensions .mp4" &gt;&gt; /etc/apache2/apache2.conf </text:p>
      <text:p text:style-name="P8"/>
      <text:p text:style-name="P8">Redémarrer Apache via : </text:p>
      <text:p text:style-name="P14">/etc/init.d/apache2 restart </text:p>
      <text:p text:style-name="P6"/>
      <text:p text:style-name="P7"><text:soft-page-break/>Via lighttpd </text:p>
      <text:p text:style-name="P9"/>
      <text:p text:style-name="P9">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9"/>
      <text:p text:style-name="P9">Pour se faire, nous vous invitons à consulter l'annexe et le script « AVC_light.sh » présent sur subversion (partie documentation).</text:p>
      <text:p text:style-name="P9"/>
      <text:h text:style-name="P121" text:outline-level="1"><text:bookmark-start text:name="__RefHeading__2891_168805068"/>10. <text:s/>Séparer l'encodage des médias<text:bookmark-end text:name="__RefHeading__2891_168805068"/></text:h>
      <text:p text:style-name="P5"/>
      <text:p text:style-name="P9">Si vous souhaitez effectuer l'encodage des médias sur des serveurs à part, il vous faudra :</text:p>
      <text:p text:style-name="P9"/>
      <text:p text:style-name="P9">Configurer le fichier de conf univrav.properties du projet :</text:p>
      <text:p text:style-name="P13"><text:span text:style-name="T17"># To separate medias </text:span><text:span text:style-name="T17">encodage</text:span></text:p>
      <text:p text:style-name="P61"><text:span text:style-name="T33">sepEnc=</text:span><text:span text:style-name="T33">true</text:span></text:p>
      <text:p text:style-name="P7"/>
      <text:p text:style-name="P9">Copier les scripts d'encodage à l'endroit voulu, par ex :</text:p>
      <text:p text:style-name="P14">cp -R /root/src/server/univ-r_av/WebContent/scripts/jobs_encodage /audiovideocours/cours/</text:p>
      <text:p text:style-name="P14"/>
      <text:p text:style-name="P9">Puis, il faut modifier la chaine de connexion du script « accessbase.py » pour la récupération des jobs (cf « dbapi2.connect »).</text:p>
      <text:p text:style-name="P9"/>
      <text:p text:style-name="P9">Enfin, il faut configurer la tâche CRON de la manière suivante : </text:p>
      <text:p text:style-name="P57"><text:line-break/># /etc/crontab: system-wide crontab</text:p>
      <text:p text:style-name="P57"/>
      <text:p text:style-name="P57"># m h dom mon dow user <text:s/>command</text:p>
      <text:p text:style-name="P57"/>
      <text:p text:style-name="P57">1-59/2 * <text:s text:c="7"/>* * * <text:s text:c="2"/>root <text:s text:c="3"/>nice -n 19 bash /audiovideocours/cours/jobs_encodage/JobEnc.sh /audiovideocours/cours/jobs_encodage http://audiovideocast.unistra.fr /audiovideocours/cours &amp;&gt; /dev/null</text:p>
      <text:h text:style-name="P120" text:outline-level="1"><text:bookmark-start text:name="__RefHeading__2893_168805068"/>11. <text:s/>Suppression des tests<text:bookmark-end text:name="__RefHeading__2893_168805068"/></text:h>
      <text:p text:style-name="P31"/>
      <text:list xml:id="list1356458383" text:style-name="L5">
        <text:list-item>
          <text:p text:style-name="P105"><text:span text:style-name="T35">Supprimer tous les jours les cours dont le code d’accès est « suppression ». </text:span>Ce code d’accès est utilisé pour identifier les cours servant à faire des tests des clients dans les amphis. <text:line-break/></text:p>
        </text:list-item>
      </text:list>
      <text:p text:style-name="P57"><text:line-break/># /etc/crontab: system-wide crontab</text:p>
      <text:p text:style-name="P57"/>
      <text:p text:style-name="P57"># m h dom mon dow user <text:s/>command</text:p>
      <text:p text:style-name="P57"/>
      <text:p text:style-name="P57">00 0 <text:s text:c="3"/>* * * <text:s text:c="2"/>root <text:s text:c="3"/>wget http://mon-site/avc/deletetests -O - 2&gt;&amp;1 | grep "200 OK$" &gt; /dev/null || echo Failed</text:p>
      <text:h text:style-name="P119" text:outline-level="1"><text:bookmark-start text:name="__RefHeading__2895_168805068"/><text:soft-page-break/>12. <text:s/>Configuration du live <text:bookmark-end text:name="__RefHeading__2895_168805068"/></text:h>
      <text:p text:style-name="P33"/>
      <text:p text:style-name="P33">Pour faire fonctionner le live avec AudioVideoCast, il vous faut installer un serveur Flash Media Serveur.</text:p>
      <text:p text:style-name="P33">Pour ce faire, veuillez-vous référer à la documentation officielle :</text:p>
      <text:p text:style-name="Standard"><text:a xlink:type="simple" xlink:href="http://www.adobe.com/products/flashmediaserver/"><text:span text:style-name="T12">http://www.adobe.com/products/flashmediaserver/</text:span></text:a></text:p>
      <text:p text:style-name="P33"/>
      <text:p text:style-name="P32"><text:span text:style-name="T37">Une fois le serveur FMS installé, il suffit de configurer le paramètre « </text:span><text:span text:style-name="T40">flashServerIp » avec</text:span><text:span text:style-name="T37"> l'url du serveur FMS, dans le fichier « univrav.properties ». N'oubliez pas de configurer le client également.</text:span></text:p>
      <text:p text:style-name="P32"/>
      <text:h text:style-name="Heading_20_1" text:outline-level="1"><text:bookmark-start text:name="__RefHeading__2897_168805068"/><text:span text:style-name="T57">13. <text:s/>Page d'administration</text:span> <text:bookmark-end text:name="__RefHeading__2897_168805068"/></text:h>
      <text:p text:style-name="P4"/>
      <text:p text:style-name="P23">La page d'administration permet de gérer différents éléments du site : </text:p>
      <text:p text:style-name="P45"><text:a xlink:type="simple" xlink:href="http://univ-rav.u-strasbg.fr/avc/admin"><text:span text:style-name="T3">http://mon-site/avc/admin</text:span></text:a></text:p>
      <text:p text:style-name="P23"/>
      <text:p text:style-name="P23"><text:s text:c="5"/>1. Gestion des cours (éditer, supprimer)</text:p>
      <text:list xml:id="list240972266" text:style-name="L6">
        <text:list-item>
          <text:p text:style-name="P102">Gestion des cours Univ-r (éditer, supprimer)</text:p>
        </text:list-item>
        <text:list-item>
          <text:p text:style-name="P102">Gestion des bâtiments et des salles (ajouter, éditer, supprimer)</text:p>
        </text:list-item>
        <text:list-item>
          <text:p text:style-name="P102">Gestion des utilisateurs (ajouter, éditer, supprimer)</text:p>
        </text:list-item>
        <text:list-item>
          <text:p text:style-name="P102">Statistiques sur les auteurs</text:p>
        </text:list-item>
        <text:list-item>
          <text:p text:style-name="P102">Statistiques générales (taille du disque, commande findTracks et findStats, version des clients)</text:p>
        </text:list-item>
        <text:list-item>
          <text:p text:style-name="P108"><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102">Gestion des sélections et des collections de cours</text:p>
        </text:list-item>
        <text:list-item>
          <text:p text:style-name="P102">Test des versions des clients des amphithéâtres</text:p>
        </text:list-item>
      </text:list>
      <text:p text:style-name="P15"><text:span text:style-name="Titre_20_3_20_Car"><text:span text:style-name="T42"/></text:span></text:p>
      <text:p text:style-name="P15"><text:span text:style-name="Titre_20_3_20_Car"><text:span text:style-name="T12">NB: Pour les statistiques, il y a la possibilité d'utiliser google analytics (voir fichier « WEB-INF/views/include/google_analytics.jsp » pour y coller votre script ga)</text:span></text:span></text:p>
      <text:h text:style-name="P122" text:outline-level="1"/>
      <text:h text:style-name="P122" text:outline-level="1"><text:bookmark-start text:name="__RefHeading__2899_168805068"/><text:span text:style-name="Titre_20_3_20_Car"><text:span text:style-name="T7">14. <text:s/>Annexe</text:span></text:span><text:bookmark-end text:name="__RefHeading__2899_168805068"/></text:h>
      <text:p text:style-name="P47"><text:span text:style-name="Titre_20_3_20_Car"><text:span text:style-name="T44"/></text:span></text:p>
      <text:p text:style-name="P10"><text:span text:style-name="Titre_20_3_20_Car"><text:span text:style-name="T10">Détail des fichiers de configuration :</text:span></text:span><text:span text:style-name="Titre_20_3_20_Car"><text:span text:style-name="T45"><text:tab/></text:span></text:span></text:p>
      <text:p text:style-name="P47"><text:span text:style-name="Titre_20_3_20_Car"><text:span text:style-name="T44"/></text:span></text:p>
      <text:p text:style-name="P10"><text:span text:style-name="Titre_20_3_20_Car"><text:span text:style-name="T9">Détail du fichier « univrav.properties » :</text:span></text:span><text:span text:style-name="Titre_20_3_20_Car"><text:span text:style-name="T8"><text:tab/></text:span></text:span></text:p>
      <text:p text:style-name="P86"><text:span text:style-name="Titre_20_3_20_Car"><text:span text:style-name="T59"># The Url of the server</text:span></text:span></text:p>
      <text:p text:style-name="P64"><text:span text:style-name="T48">serverUrl</text:span><text:span text:style-name="T61"> </text:span><text:span text:style-name="T48">=</text:span><text:span text:style-name="T61"> </text:span><text:a xlink:type="simple" xlink:href="http://audiovideocours.u-strasbg.fr/"><text:span text:style-name="T65">http</text:span></text:a><text:a xlink:type="simple" xlink:href="http://audiovideocours.u-strasbg.fr/"><text:span text:style-name="T48">:</text:span></text:a><text:a xlink:type="simple" xlink:href="http://audiovideocours.u-strasbg.fr/"><text:span text:style-name="T65">//localhost/univ-r_av</text:span></text:a></text:p>
      <text:p text:style-name="P72">Il s'agit de l'url du serveur. Elle doit être changée.</text:p>
      <text:p text:style-name="P65"/>
      <text:p text:style-name="P69"># The Url to access to the course on internet <text:span text:style-name="T19">Prod : </text:span><text:span text:style-name="T30">http://[HOSTNAME].u-strasbg.fr/</text:span></text:p>
      <text:p text:style-name="P64"><text:span text:style-name="T48">coursesUrl</text:span><text:span text:style-name="T61"> </text:span><text:span text:style-name="T48">=</text:span><text:span text:style-name="T61"> </text:span><text:a xlink:type="simple" xlink:href="http://audiovideocours.u-strasbg.fr/coursv2/"><text:span text:style-name="T65">http</text:span></text:a><text:a xlink:type="simple" xlink:href="http://audiovideocours.u-strasbg.fr/coursv2/"><text:span text:style-name="T48">:</text:span></text:a><text:a xlink:type="simple" xlink:href="http://audiovideocours.u-strasbg.fr/coursv2/"><text:span text:style-name="T65">//</text:span></text:a><text:a xlink:type="simple" xlink:href="http://audiovideocours.u-strasbg.fr/"><text:span text:style-name="T90">localhost/univ-r_av</text:span></text:a><text:a xlink:type="simple" xlink:href="http://audiovideocours.u-strasbg.fr/coursv2/"><text:span text:style-name="T90">/coursv2/</text:span></text:a></text:p>
      <text:p text:style-name="P72">Il s'agit de l'url permettant d'accéder aux enregistrements. Elle doit être changée. </text:p>
      <text:p text:style-name="P72">Il est possible d'utiliser une fonction RAND[1-10] pour faire du load balancing sur plusieurs serveurs.</text:p>
      <text:p text:style-name="P72">Ex: streamRAND[1-10].example.fr va load balancer sur stream1,stream2,...,stream10 </text:p>
      <text:p text:style-name="P72">Il est également possible d'utiliser une fonction [HOSTNAME] pour récupérer le nom du serveur.</text:p>
      <text:p text:style-name="P72"/>
      <text:p text:style-name="P69"><text:soft-page-break/># Folders on the file system Prod : /audiovideocours/cours/ /audiovideocours/ftp/ /audiovideocours/ftp/live/</text:p>
      <text:p text:style-name="P65"><text:span text:style-name="T38">coursesFolder</text:span><text:span text:style-name="T60"> </text:span><text:span text:style-name="T38">=</text:span><text:span text:style-name="T60"> </text:span><text:span text:style-name="T63">/audiovideocours/cours/</text:span></text:p>
      <text:p text:style-name="P76">Dossier contenant les cours de l'application.</text:p>
      <text:p text:style-name="P65"><text:span text:style-name="T38">ftpFolder</text:span><text:span text:style-name="T60"> </text:span><text:span text:style-name="T38">=</text:span><text:span text:style-name="T60"> </text:span><text:span text:style-name="T63">/audiovideocours/ftp/</text:span></text:p>
      <text:p text:style-name="P76">Dossier contenant les cours zippés envoyés par le client.</text:p>
      <text:p text:style-name="P65"><text:span text:style-name="T38">liveFolder</text:span><text:span text:style-name="T60"> </text:span><text:span text:style-name="T38">=</text:span><text:span text:style-name="T60"> </text:span><text:span text:style-name="T63">/audiovideocours/ftp/live/</text:span></text:p>
      <text:p text:style-name="P76">Dossier servant à recevoir la capture d'écran envoyé par le client pendant le Live.</text:p>
      <text:p text:style-name="P91"/>
      <text:p text:style-name="P69"># Default media filenames in the archive sent by the client</text:p>
      <text:p text:style-name="P65"><text:span text:style-name="T38">defaultMp3File</text:span><text:span text:style-name="T60"> </text:span><text:span text:style-name="T38">=</text:span><text:span text:style-name="T60"> </text:span><text:span text:style-name="T63">enregistrement-micro.mp3</text:span></text:p>
      <text:p text:style-name="P65"><text:span text:style-name="T38">defaultFlashFile</text:span><text:span text:style-name="T60"> </text:span><text:span text:style-name="T38">=</text:span><text:span text:style-name="T60"> </text:span><text:span text:style-name="T63">enregistrement-video.flv</text:span></text:p>
      <text:p text:style-name="P72">Ces deux paramètres ne doivent pas être changés pour le bon fonctionnement avec le client actuel.</text:p>
      <text:p text:style-name="P65"/>
      <text:p text:style-name="P69"># Copyright comment</text:p>
      <text:p text:style-name="P65"><text:span text:style-name="T38">comment</text:span><text:span text:style-name="T60"> </text:span><text:span text:style-name="T38">=</text:span><text:span text:style-name="T60"> </text:span><text:span text:style-name="T63">Owned</text:span><text:span text:style-name="T60"> </text:span><text:span text:style-name="T63">by</text:span><text:span text:style-name="T60"> </text:span><text:span text:style-name="T63">the</text:span><text:span text:style-name="T60"> </text:span><text:span text:style-name="T63">author</text:span></text:p>
      <text:p text:style-name="P72">Commentaire pour les tags des médias.</text:p>
      <text:p text:style-name="P65"/>
      <text:p text:style-name="P69"># IP address of the Flash Server for the video and audio live</text:p>
      <text:p text:style-name="P65"><text:span text:style-name="T38">flashServerIp</text:span><text:span text:style-name="T60"> </text:span><text:span text:style-name="T38">=</text:span><text:span text:style-name="T60"> </text:span><text:span text:style-name="T63">serveurflash.example.fr</text:span></text:p>
      <text:p text:style-name="P72">Adresse du serveur flash pour la diffusion en live. Doit être changée.</text:p>
      <text:p text:style-name="P65"/>
      <text:p text:style-name="P69"># The settings of the RSS files, of the permalien (interface flash) and of emails</text:p>
      <text:p text:style-name="P65"><text:span text:style-name="T38">rssTitle</text:span><text:span text:style-name="T60"> </text:span><text:span text:style-name="T38">=</text:span><text:span text:style-name="T60"> </text:span><text:span text:style-name="T63">Audiovideocast</text:span></text:p>
      <text:p text:style-name="P65"><text:span text:style-name="T38">rssName</text:span><text:span text:style-name="T60"> </text:span><text:span text:style-name="T38">=</text:span><text:span text:style-name="T60"> </text:span><text:span text:style-name="T63">Audiovideocast</text:span></text:p>
      <text:p text:style-name="P65"><text:span text:style-name="T38">rssDescription</text:span><text:span text:style-name="T60"> </text:span><text:span text:style-name="T38">=</text:span><text:span text:style-name="T60"> </text:span><text:span text:style-name="T63">Université</text:span><text:span text:style-name="T60"> </text:span><text:span text:style-name="T63">de</text:span><text:span text:style-name="T60"> </text:span><text:span text:style-name="T63">Strasbourg</text:span></text:p>
      <text:p text:style-name="P65"><text:span text:style-name="T38">rssImageUrl</text:span><text:span text:style-name="T60"> </text:span><text:span text:style-name="T38">=</text:span><text:span text:style-name="T60"> </text:span><text:span text:style-name="T63">http</text:span><text:span text:style-name="T38">:</text:span><text:span text:style-name="T63">//localhost/univ-r_av/files/img/univr-av-logo-rss.png</text:span></text:p>
      <text:p text:style-name="P65"><text:span text:style-name="T38">rssCategory</text:span><text:span text:style-name="T60"> </text:span><text:span text:style-name="T38">=</text:span><text:span text:style-name="T60"> </text:span><text:span text:style-name="T63">Enseignement</text:span></text:p>
      <text:p text:style-name="P65"><text:span text:style-name="T38">language</text:span><text:span text:style-name="T60"> </text:span><text:span text:style-name="T38">=</text:span><text:span text:style-name="T60"> </text:span><text:span text:style-name="T63">fr</text:span></text:p>
      <text:p text:style-name="P72">Paramètres pour les flux RSS. Peut être changé.</text:p>
      <text:p text:style-name="P65"><text:span text:style-name="T38">recordedInterfaceUrl</text:span><text:span text:style-name="T60"> </text:span><text:span text:style-name="T38">=</text:span><text:span text:style-name="T60"> </text:span><text:span text:style-name="T63">http</text:span><text:span text:style-name="T38">:</text:span><text:span text:style-name="T63">//localhost/univ-r_av/avc/courseaccess</text:span></text:p>
      <text:p text:style-name="P72">Lien utilisé pour les accès directs aux enregistrements. Doit être changé.</text:p>
      <text:p text:style-name="P65"/>
      <text:p text:style-name="P69"># The setting of the RSS files for iTunes</text:p>
      <text:p text:style-name="P65"><text:span text:style-name="T38">itunesAuthor</text:span><text:span text:style-name="T60"> </text:span><text:span text:style-name="T38">=</text:span><text:span text:style-name="T60"> </text:span><text:span text:style-name="T63">Université</text:span><text:span text:style-name="T60"> </text:span><text:span text:style-name="T63">de</text:span><text:span text:style-name="T60"> </text:span><text:span text:style-name="T63">Strasbourg</text:span></text:p>
      <text:p text:style-name="P65"><text:span text:style-name="T38">itunesSubtitle</text:span><text:span text:style-name="T60"> </text:span><text:span text:style-name="T38">=</text:span><text:span text:style-name="T60"> </text:span><text:span text:style-name="T63">Enregistrement</text:span><text:span text:style-name="T60"> </text:span><text:span text:style-name="T63">culturel</text:span></text:p>
      <text:p text:style-name="P65"><text:span text:style-name="T38">itunesSummary</text:span><text:span text:style-name="T60"> </text:span><text:span text:style-name="T38">=</text:span><text:span text:style-name="T60"> </text:span><text:span text:style-name="T63">Retrouvez</text:span><text:span text:style-name="T60"> </text:span><text:span text:style-name="T63">les</text:span><text:span text:style-name="T60"> </text:span><text:span text:style-name="T63">supports</text:span><text:span text:style-name="T60"> </text:span><text:span text:style-name="T63">synchronisés</text:span><text:span text:style-name="T60"> </text:span><text:span text:style-name="T63">sur</text:span><text:span text:style-name="T60"> </text:span><text:span text:style-name="T63">audiovideocast.unistra.fr</text:span></text:p>
      <text:p text:style-name="P65"><text:span text:style-name="T38">itunesImage</text:span><text:span text:style-name="T60"> </text:span><text:span text:style-name="T38">=</text:span><text:span text:style-name="T60"> </text:span><text:span text:style-name="T63">http</text:span><text:span text:style-name="T38">:</text:span><text:span text:style-name="T63">//localhost/univ-r_av/releases/Illustration_itunes_AVC.jpg</text:span></text:p>
      <text:p text:style-name="P65"><text:span text:style-name="T38">itunesCategory</text:span><text:span text:style-name="T60"> </text:span><text:span text:style-name="T38">=</text:span><text:span text:style-name="T60"> </text:span><text:span text:style-name="T63">Enseignement</text:span></text:p>
      <text:p text:style-name="P65"><text:span text:style-name="T38">itunesKeywords</text:span><text:span text:style-name="T60"> </text:span><text:span text:style-name="T38">=</text:span><text:span text:style-name="T60"> </text:span><text:span text:style-name="T63">science,culture,société,technologies,éducation</text:span></text:p>
      <text:p text:style-name="P72">Paramètres pour les flux RSS sous iTunes. Peut être changé.</text:p>
      <text:p text:style-name="P72"/>
      <text:p text:style-name="P70"># University parameters<text:line-break/><text:span text:style-name="T50">univName</text:span><text:span text:style-name="T92"> </text:span><text:span text:style-name="T50">=</text:span><text:span text:style-name="T92"> </text:span><text:span text:style-name="T67">Université</text:span><text:span text:style-name="T92"> </text:span><text:span text:style-name="T67">de</text:span><text:span text:style-name="T92"> </text:span><text:span text:style-name="T67">Strasbourg</text:span><text:span text:style-name="T35"><text:line-break/></text:span><text:span text:style-name="T50">univAcronym</text:span><text:span text:style-name="T92"> </text:span><text:span text:style-name="T50">=</text:span><text:span text:style-name="T92"> </text:span><text:span text:style-name="T67">UDS</text:span><text:span text:style-name="T35"><text:line-break/></text:span><text:span text:style-name="T50">univLink</text:span><text:span text:style-name="T92"> </text:span><text:span text:style-name="T50">=</text:span><text:span text:style-name="T92"> </text:span><text:a xlink:type="simple" xlink:href="http://www.unistra.fr/"><text:span text:style-name="T67">http</text:span></text:a><text:a xlink:type="simple" xlink:href="http://www.unistra.fr/"><text:span text:style-name="T50">:</text:span></text:a><text:a xlink:type="simple" xlink:href="http://www.unistra.fr/"><text:span text:style-name="T67">//www.unistra.fr/</text:span></text:a></text:p>
      <text:p text:style-name="P73">Informations concernant l'université sur la page d'acceuil</text:p>
      <text:p text:style-name="P75"/>
      <text:p text:style-name="P66"><text:span text:style-name="T58"># Publication free<text:line-break/></text:span><text:span text:style-name="T38">pubFree</text:span><text:span text:style-name="T91"> </text:span><text:span text:style-name="T38">=</text:span><text:span text:style-name="T91"> </text:span><text:span text:style-name="T63">true</text:span></text:p>
      <text:p text:style-name="P66"><text:span text:style-name="T38">pubTest = </text:span><text:span text:style-name="T63">true</text:span></text:p>
      <text:p text:style-name="P73">Autoriser ou non la publication libre de contenu</text:p>
      <text:p text:style-name="P65"/>
      <text:p text:style-name="P69"># The numbers of courses to display at the same time</text:p>
      <text:p text:style-name="P65"><text:span text:style-name="T38">lastCourseNumber</text:span><text:span text:style-name="T60"> </text:span><text:span text:style-name="T38">=</text:span><text:span text:style-name="T60"> </text:span><text:span text:style-name="T63">10</text:span></text:p>
      <text:p text:style-name="P65"><text:span text:style-name="T38">selectionCourseNumber</text:span><text:span text:style-name="T60"> </text:span><text:span text:style-name="T38">=</text:span><text:span text:style-name="T60"> </text:span><text:span text:style-name="T63">10</text:span></text:p>
      <text:p text:style-name="P65"><text:span text:style-name="T38">collectionCourseNumber</text:span><text:span text:style-name="T60"> </text:span><text:span text:style-name="T38">=</text:span><text:span text:style-name="T60"> </text:span><text:span text:style-name="T63">10</text:span></text:p>
      <text:p text:style-name="P65"><text:span text:style-name="T38">recordedCourseNumber</text:span><text:span text:style-name="T60"> </text:span><text:span text:style-name="T38">=</text:span><text:span text:style-name="T60"> </text:span><text:span text:style-name="T63">10</text:span></text:p>
      <text:p text:style-name="P93">Permet de définir le nombre de cours à afficher dans la page d'accueil et dans la page des enregistrements.</text:p>
      <text:p text:style-name="P69"># The default style</text:p>
      <text:p text:style-name="P65"><text:span text:style-name="T38">defaultStyle</text:span><text:span text:style-name="T60"> </text:span><text:span text:style-name="T38">=</text:span><text:span text:style-name="T60"> </text:span><text:span text:style-name="T63">orange-theme</text:span></text:p>
      <text:p text:style-name="P72">Thème du site par défaut.</text:p>
      <text:p text:style-name="P65"/>
      <text:p text:style-name="P69"># The keyword to identify the tests to delete (genre is equal to this keyword)</text:p>
      <text:p text:style-name="P65"><text:span text:style-name="T38">testKeyWord1</text:span><text:span text:style-name="T60"> </text:span><text:span text:style-name="T38">=</text:span><text:span text:style-name="T60"> </text:span><text:span text:style-name="T63">Suppression</text:span></text:p>
      <text:p text:style-name="P65"/>
      <text:p text:style-name="P69"># The keyword to identify the tests to hide (title begins with this keyword)</text:p>
      <text:p text:style-name="P65"><text:span text:style-name="T38">testKeyWord2</text:span><text:span text:style-name="T60"> </text:span><text:span text:style-name="T38">=</text:span><text:span text:style-name="T60"> </text:span><text:span text:style-name="T63">Testulpmm</text:span></text:p>
      <text:p text:style-name="P69"># testKeyWord3 = Essai</text:p>
      <text:p text:style-name="P72">Mots clé pour le code d'accès d'un enregistrement permettant de le masquer.</text:p>
      <text:p text:style-name="P69">#Admin email for notification</text:p>
      <text:p text:style-name="P69">#AdminEmail1 is used for "Project leader contact"</text:p>
      <text:p text:style-name="P65"><text:span text:style-name="T38">adminEmail1=</text:span><text:span text:style-name="T63">admin1@fai.fr</text:span></text:p>
      <text:p text:style-name="P65"><text:span text:style-name="T38">adminEmail2=</text:span><text:span text:style-name="T63">admin2@fai.fr</text:span></text:p>
      <text:p text:style-name="P64"><text:soft-page-break/><text:a xlink:type="simple" xlink:href="mailto:adminEmail3%3Dschnellf@unistra.fr"><text:span text:style-name="T49">adminEmail3=</text:span></text:a><text:span text:style-name="T66">admin3@fai.fr</text:span></text:p>
      <text:p text:style-name="P72">Adresse email des administrateurs. Doit être changé.</text:p>
      <text:p text:style-name="P65"/>
      <text:p text:style-name="P69">#CAS Logout</text:p>
      <text:p text:style-name="P64"><text:span text:style-name="T49">casLogoutUrl=</text:span><text:a xlink:type="simple" xlink:href="https://cas.unistra.fr:443/cas/logout"><text:span text:style-name="T66">https</text:span></text:a><text:a xlink:type="simple" xlink:href="https://cas.unistra.fr:443/cas/logout"><text:span text:style-name="T49">:</text:span></text:a><text:a xlink:type="simple" xlink:href="https://cas.unistra.fr:443/cas/logout"><text:span text:style-name="T66">//cas.example.fr:443/cas/logout</text:span></text:a></text:p>
      <text:p text:style-name="P72">Adresse de déconnexion du serveur cas. Doit être changé.</text:p>
      <text:p text:style-name="P65"/>
      <text:p text:style-name="P69">#Additional document formats</text:p>
      <text:p text:style-name="P65"><text:span text:style-name="T38">addDocFormats=</text:span><text:span text:style-name="T63">pdf</text:span><text:span text:style-name="T60"> </text:span><text:span text:style-name="T63">html</text:span><text:span text:style-name="T60"> </text:span><text:span text:style-name="T63">swf</text:span><text:span text:style-name="T60"> </text:span><text:span text:style-name="T63">ppt</text:span><text:span text:style-name="T60"> </text:span><text:span text:style-name="T63">pptx</text:span><text:span text:style-name="T60"> </text:span><text:span text:style-name="T63">odp</text:span><text:span text:style-name="T60"> </text:span><text:span text:style-name="T63">docx</text:span><text:span text:style-name="T60"> </text:span><text:span text:style-name="T63">doc</text:span><text:span text:style-name="T60"> </text:span><text:span text:style-name="T63">odt</text:span><text:span text:style-name="T60"> </text:span><text:span text:style-name="T63">xls</text:span><text:span text:style-name="T60"> </text:span><text:span text:style-name="T63">xlsx</text:span><text:span text:style-name="T60"> </text:span><text:span text:style-name="T63">ods</text:span><text:span text:style-name="T60"> </text:span><text:span text:style-name="T63">rtf</text:span><text:span text:style-name="T60"> </text:span><text:span text:style-name="T63">txt</text:span><text:span text:style-name="T60"> </text:span><text:span text:style-name="T63">jpg</text:span><text:span text:style-name="T60"> </text:span><text:span text:style-name="T63">jpeg</text:span><text:span text:style-name="T60"> </text:span><text:span text:style-name="T63">png</text:span><text:span text:style-name="T60"> </text:span><text:span text:style-name="T63">gif</text:span><text:span text:style-name="T60"> </text:span><text:span text:style-name="T63">bmp</text:span><text:span text:style-name="T60"> </text:span><text:span text:style-name="T63">zip</text:span><text:span text:style-name="T60"> </text:span><text:span text:style-name="T63">bz</text:span><text:span text:style-name="T60"> </text:span><text:span text:style-name="T63">bz2</text:span><text:span text:style-name="T60"> </text:span><text:span text:style-name="T63">ark</text:span><text:span text:style-name="T60"> </text:span><text:span text:style-name="T63">rar</text:span><text:span text:style-name="T60"> </text:span><text:span text:style-name="T63">7z</text:span><text:span text:style-name="T60"> </text:span><text:span text:style-name="T63">ac3</text:span><text:span text:style-name="T60"> </text:span><text:span text:style-name="T63">avi</text:span><text:span text:style-name="T60"> </text:span><text:span text:style-name="T63">divx</text:span><text:span text:style-name="T60"> </text:span><text:span text:style-name="T63">flv</text:span><text:span text:style-name="T60"> </text:span><text:span text:style-name="T63">m3u</text:span><text:span text:style-name="T60"> </text:span><text:span text:style-name="T63">m4a</text:span><text:span text:style-name="T60"> </text:span><text:span text:style-name="T63">mov</text:span><text:span text:style-name="T60"> </text:span><text:span text:style-name="T63">movie</text:span><text:span text:style-name="T60"> </text:span><text:span text:style-name="T63">mp2</text:span><text:span text:style-name="T60"> </text:span><text:span text:style-name="T63">mp3</text:span><text:span text:style-name="T60"> </text:span><text:span text:style-name="T63">mp4</text:span><text:span text:style-name="T60"> </text:span><text:span text:style-name="T63">mpg</text:span><text:span text:style-name="T60"> </text:span><text:span text:style-name="T63">mpeg</text:span><text:span text:style-name="T60"> </text:span><text:span text:style-name="T63">ogg</text:span><text:span text:style-name="T60"> </text:span><text:span text:style-name="T63">ra</text:span><text:span text:style-name="T60"> </text:span><text:span text:style-name="T63">rm</text:span><text:span text:style-name="T60"> </text:span><text:span text:style-name="T63">rv</text:span><text:span text:style-name="T60"> </text:span><text:span text:style-name="T63">wav</text:span><text:span text:style-name="T60"> </text:span><text:span text:style-name="T63">wma</text:span><text:span text:style-name="T60"> </text:span><text:span text:style-name="T63">wmv</text:span><text:span text:style-name="T60"> </text:span><text:span text:style-name="T63">aac</text:span></text:p>
      <text:p text:style-name="P72">Formats de fichiers autorisés pour l'upload de documents additionnels.</text:p>
      <text:p text:style-name="P72"/>
      <text:p text:style-name="P69">#Upload media formats</text:p>
      <text:p text:style-name="P65"><text:span text:style-name="T38">uploadFormats=</text:span><text:span text:style-name="T63">mp3</text:span><text:span text:style-name="T93"> </text:span><text:span text:style-name="T70">ogg</text:span><text:span text:style-name="T93"> </text:span><text:span text:style-name="T70">wav</text:span><text:span text:style-name="T93"> </text:span><text:span text:style-name="T70">wma</text:span><text:span text:style-name="T93"> </text:span><text:span text:style-name="T70">avi</text:span><text:span text:style-name="T93"> </text:span><text:span text:style-name="T70">divx</text:span><text:span text:style-name="T93"> </text:span><text:span text:style-name="T63">mp4</text:span><text:span text:style-name="T93"> </text:span><text:span text:style-name="T70">mpg</text:span><text:span text:style-name="T93"> </text:span><text:span text:style-name="T70">mpeg</text:span><text:span text:style-name="T93"> </text:span><text:span text:style-name="T70">mov</text:span><text:span text:style-name="T93"> </text:span><text:span text:style-name="T70">wmv</text:span><text:span text:style-name="T93"> </text:span><text:span text:style-name="T70">mkv</text:span><text:span text:style-name="T93"> </text:span><text:span text:style-name="T70">flv</text:span><text:span text:style-name="T93"> </text:span><text:span text:style-name="T70">ogv</text:span><text:span text:style-name="T93"> </text:span><text:span text:style-name="T70">webm</text:span><text:span text:style-name="T93"> </text:span><text:span text:style-name="T63">m4v</text:span></text:p>
      <text:p text:style-name="P72">Formats de fichiers autorisés pour l'upload de fichiers audio et video.</text:p>
      <text:p text:style-name="P66"/>
      <text:p text:style-name="P70">#Link for support (help page)</text:p>
      <text:p text:style-name="P65"><text:span text:style-name="T51">supportLink=</text:span><text:span text:style-name="T68">http</text:span><text:span text:style-name="T51">:</text:span><text:span text:style-name="T68">//support.unistra.fr</text:span></text:p>
      <text:p text:style-name="P65"><text:span text:style-name="T51">helpLink=</text:span><text:span text:style-name="T71">https</text:span><text:span text:style-name="T53">:</text:span><text:span text:style-name="T71">//sites.google.com/site/wikiaudiovideocast/</text:span></text:p>
      <text:p text:style-name="P66"><text:span text:style-name="T38">clientLink=</text:span><text:span text:style-name="T63">http</text:span><text:span text:style-name="T38">:</text:span><text:span text:style-name="T63">//sites.google.com/site/audiovideocours/client-logiciel-fr</text:span></text:p>
      <text:p text:style-name="P66"><text:span text:style-name="T38">tracLink=</text:span><text:a xlink:type="simple" xlink:href="http://sourcesup.cru.fr/projects/audiovideocours"><text:span text:style-name="T63">http</text:span></text:a><text:a xlink:type="simple" xlink:href="http://sourcesup.cru.fr/projects/audiovideocours"><text:span text:style-name="T38">:</text:span></text:a><text:a xlink:type="simple" xlink:href="http://sourcesup.cru.fr/projects/audiovideocours"><text:span text:style-name="T63">//sourcesup.cru.fr/projects/audiovideocours</text:span></text:a></text:p>
      <text:p text:style-name="P66"><text:span text:style-name="T38">docLink=</text:span><text:span text:style-name="T63">http</text:span><text:span text:style-name="T38">:</text:span><text:span text:style-name="T63">//documentationlogicielle.u-strasbg.fr/DUN/IPM/AudiovideoCours</text:span></text:p>
      <text:p text:style-name="P73">Lien d'aide pour l'application (page help). Peut être changé.</text:p>
      <text:p text:style-name="P66"/>
      <text:p text:style-name="P69">#LDAP search properties</text:p>
      <text:p text:style-name="P67"><text:span text:style-name="T38">ldapBaseDn=</text:span><text:span text:style-name="T63">ou=uds,ou=people,o=annuaire</text:span></text:p>
      <text:p text:style-name="P67"><text:span text:style-name="T38">ldapSearchFilter=</text:span><text:span text:style-name="T63">uid<text:line-break/></text:span><text:span text:style-name="T52">ldapMail=</text:span><text:span text:style-name="T69">mail<text:line-break/></text:span><text:span text:style-name="T52">ldapFirstname=</text:span><text:span text:style-name="T69">givenName<text:line-break/></text:span><text:span text:style-name="T52">ldapLastname=</text:span><text:span text:style-name="T69">sn<text:line-break/></text:span><text:span text:style-name="T52">ldapProfile=</text:span><text:span text:style-name="T69">eduPersonPrimaryAffiliation<text:line-break/></text:span><text:span text:style-name="T52">ldapAffectation=</text:span><text:span text:style-name="T69">supannetablissement<text:line-break/></text:span><text:span text:style-name="T52">ldapEtpPrimaryCode=</text:span><text:span text:style-name="T69">udsPrimaryEtpCode</text:span></text:p>
      <text:p text:style-name="P72">Propriétés de recherche du ldap. A modifier en fonction du ldap.</text:p>
      <text:p text:style-name="P65"/>
      <text:p text:style-name="P69"># To separate medias encodage</text:p>
      <text:p text:style-name="P71"><text:span text:style-name="T47">sepEnc=</text:span><text:span text:style-name="T64">false</text:span></text:p>
      <text:p text:style-name="P72"><text:span text:style-name="Titre_20_3_20_Car"><text:span text:style-name="T29">Si false, l'application web encode les médias (par défaut). Si true, l'encodage des medias doit se faire séparément (via tâche cron qui appelle les scripts).</text:span></text:span></text:p>
      <text:p text:style-name="P72"><text:span text:style-name="Titre_20_3_20_Car"><text:span text:style-name="T29"/></text:span></text:p>
      <text:p text:style-name="P69"># default record interface (flash or html5)</text:p>
      <text:p text:style-name="P68"><text:span text:style-name="T52">defaultRecordInterface=</text:span><text:span text:style-name="T69">html5</text:span></text:p>
      <text:p text:style-name="P74">html5 ou flash pour l’interface de visualisation par défaut</text:p>
      <text:p text:style-name="P69"># Log user action stats</text:p>
      <text:p text:style-name="P116"><text:span text:style-name="T52">logstats=</text:span><text:span text:style-name="T69">true</text:span></text:p>
      <text:p text:style-name="P72"><text:span text:style-name="Titre_20_3_20_Car"><text:span text:style-name="T29">logger les actions des utilisateurs pour les statistiques</text:span></text:span></text:p>
      <text:p text:style-name="P10"><text:span text:style-name="Titre_20_3_20_Car"><text:span text:style-name="T9"/></text:span></text:p>
      <text:p text:style-name="P10"><text:span text:style-name="Titre_20_3_20_Car"><text:span text:style-name="T9">Détail du filtre CAS du fichier « web.xml» :</text:span></text:span><text:span text:style-name="Titre_20_3_20_Car"><text:span text:style-name="T8"><text:tab/></text:span></text:span></text:p>
      <text:p text:style-name="P86"><text:span text:style-name="Titre_20_3_20_Car"><text:span text:style-name="T28">&lt;filter&gt; </text:span></text:span></text:p>
      <text:p text:style-name="P65"><text:tab/>&lt;filter-name&gt;CAS filter&lt;/filter-name&gt; </text:p>
      <text:p text:style-name="P65"><text:tab/>&lt;filter-class&gt;edu.yale.its.tp.cas.client.filter.CASFilter&lt;/filter-class&gt; </text:p>
      <text:p text:style-name="P65"><text:tab/>&lt;init-<text:span text:style-name="T62">param</text:span>&gt; </text:p>
      <text:p text:style-name="P65"><text:tab/><text:tab/>&lt;param-name&gt;edu.yale.its.tp.cas.client.filter.loginUrl&lt;/param-name&gt; </text:p>
      <text:p text:style-name="P65"><text:tab/><text:tab/>&lt;param-value&gt;https://cas.example.fr:443/cas/login&lt;/param-value&gt; </text:p>
      <text:p text:style-name="P65"><text:tab/><text:tab/><text:span text:style-name="T73">Url de login du serveur CAS. A changer.</text:span></text:p>
      <text:p text:style-name="P65"><text:tab/>&lt;/init-<text:span text:style-name="T62">param</text:span>&gt; </text:p>
      <text:p text:style-name="P65"><text:tab/>&lt;init-<text:span text:style-name="T62">param</text:span>&gt; </text:p>
      <text:p text:style-name="P65"><text:tab/><text:tab/>&lt;param-name&gt;edu.yale.its.tp.cas.client.filter.validateUrl&lt;/param-name&gt; </text:p>
      <text:p text:style-name="P65"><text:tab/><text:tab/>&lt;param-value&gt;https://cas.example.fr:443/cas/serviceValidate&lt;/param-value&gt; </text:p>
      <text:p text:style-name="P65"><text:tab/><text:tab/><text:span text:style-name="T73">Url de validation du serveur CAS. A changer</text:span></text:p>
      <text:p text:style-name="P65"><text:tab/>&lt;/init-<text:span text:style-name="T62">param</text:span>&gt; </text:p>
      <text:p text:style-name="P65"><text:tab/>&lt;init-<text:span text:style-name="T62">param</text:span>&gt; <text:s text:c="20"/></text:p>
      <text:p text:style-name="P65"><text:tab/><text:tab/>&lt;param-name&gt;edu.yale.its.tp.cas.client.filter.serverName&lt;/param-name&gt; <text:s text:c="20"/></text:p>
      <text:p text:style-name="P65"><text:tab/><text:tab/>&lt;param-value&gt;localhost&lt;/param-value&gt;</text:p>
      <text:p text:style-name="P65"><text:tab/><text:tab/><text:span text:style-name="T73">Url de retour après connexion au serveur CAS. Il s'agit de l'adresse de votre site. A <text:tab/><text:tab/><text:tab/>changer</text:span></text:p>
      <text:p text:style-name="P65"><text:tab/>&lt;/init-<text:span text:style-name="T62">param</text:span>&gt;</text:p>
      <text:p text:style-name="P65">&lt;/filter&gt;</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oft-page-break/><text:span text:style-name="Titre_20_3_20_Car"><text:span text:style-name="T10"/></text:span></text:p>
      <text:p text:style-name="P11"><text:span text:style-name="Titre_20_3_20_Car"><text:span text:style-name="T10">Problèmes de cookies avec les iframes :</text:span></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Emphasis"><text:span text:style-name="T84">Note:</text:span></text:span></text:span><text:span text:style-name="Titre_20_3_20_Car"><text:span text:style-name="T82"> le problème n'a pas été rencontré sous Firefox, Opera et Chrome</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1. </text:span></text:span><text:span text:style-name="Titre_20_3_20_Car"><text:span text:style-name="T11">Sous Internet Explorer</text:span></text:span></text:p>
      <text:p text:style-name="P11"><text:span text:style-name="Titre_20_3_20_Car"><text:span text:style-name="T9"/></text:span></text:p>
      <text:p text:style-name="P47"><text:span text:style-name="Titre_20_3_20_Car"><text:span text:style-name="T76">Les iframes peuvent poser des problèmes lors de la création de cookies (d'authentification notamment) sous Internet Explorer (Erreur de connexion) lorsque le site est appelé de puis une iframe. Ceci est lié à un problème de compatibilité entre </text:span></text:span><text:span text:style-name="Titre_20_3_20_Car"><text:span text:style-name="ACRONYM"><text:span text:style-name="T76">IE</text:span></text:span></text:span><text:span text:style-name="Titre_20_3_20_Car"><text:span text:style-name="T76"> et la norme </text:span></text:span><text:span text:style-name="Titre_20_3_20_Car"><text:span text:style-name="ACRONYM"><text:span text:style-name="T76">W3C</text:span></text:span></text:span><text:span text:style-name="Titre_20_3_20_Car"><text:span text:style-name="T76"> “Platform for Privacy Preferences”.</text:span></text:span></text:p>
      <text:p text:style-name="P47"><text:span text:style-name="Titre_20_3_20_Car"><text:span text:style-name="T75"/></text:span></text:p>
      <text:p text:style-name="P47"><text:span text:style-name="Titre_20_3_20_Car"><text:span text:style-name="T75"/></text:span></text:p>
      <text:p text:style-name="P47"><text:span text:style-name="Titre_20_3_20_Car"><text:span text:style-name="T43">Ajouter l'entête P3P :</text:span></text:span></text:p>
      <text:p text:style-name="P94"><text:span text:style-name="Titre_20_3_20_Car"><text:span text:style-name="T82"><text:tab/></text:span></text:span></text:p>
      <text:p text:style-name="P94"><text:span text:style-name="Titre_20_3_20_Car"><text:span text:style-name="T82">Pour résoudre ce problème, il suffit de positionner l'entête p3p dans Apache :</text:span></text:span></text:p>
      <text:p text:style-name="P77">Activer le mode headers pour Apache :</text:p>
      <text:p text:style-name="P78">a2enmod headers</text:p>
      <text:p text:style-name="P77">Puis, ajouter la ligne suivante dans ”/etc/apache2/mods-enabled/headers.load” :</text:p>
      <text:p text:style-name="P78">Header append P3P "CP=\"NOI ADM DEV PSAi COM NAV OUR OTRo STP IND DEM\""</text:p>
      <text:p text:style-name="P77">Enfin, redémarrer Apache</text:p>
      <text:p text:style-name="P78">/etc/init.d/apache/restart</text:p>
      <text:p text:style-name="P79"><text:span text:style-name="Titre_20_3_20_Car"><text:span text:style-name="T9"/></text:span></text:p>
      <text:p text:style-name="P11"><text:span text:style-name="Titre_20_3_20_Car"><text:span text:style-name="T9"/></text:span></text:p>
      <text:p text:style-name="P11"><text:span text:style-name="Titre_20_3_20_Car"><text:span text:style-name="T9">2. </text:span></text:span><text:span text:style-name="Titre_20_3_20_Car"><text:span text:style-name="T11">Sous Safari</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82">Idem que la procédure précédente. Sauf que dans le cas de Safari, l'header p3p peut ne pas suffire car il possède une sécurité plus renforcée.</text:span></text:span></text:p>
      <text:p text:style-name="P11"><text:span text:style-name="Titre_20_3_20_Car"><text:span text:style-name="T82"/></text:span></text:p>
      <text:p text:style-name="P11"><text:span text:style-name="Titre_20_3_20_Car"><text:span text:style-name="T82"/></text:span></text:p>
      <text:p text:style-name="Standard"><text:bookmark-start text:name="__RefHeading__2901_168805068"/><text:bookmark text:name="mettre_un_lien_direct"/><text:span text:style-name="Titre_20_3_20_Car"><text:span text:style-name="T85">Mettre un lien direct :</text:span></text:span><text:bookmark-end text:name="__RefHeading__2901_168805068"/></text:p>
      <text:p text:style-name="P95"/>
      <text:p text:style-name="P95"><text:span text:style-name="Titre_20_3_20_Car"><text:span text:style-name="T78">Safari ne veut pas créer de cookie si la page qui crée le cookie n'a pas été appelé via un lien direct par l'utilisateur :</text:span></text:span></text:p>
      <text:p text:style-name="P78">&lt;a href="http://pagequicreelecookie.fr"&gt;...&lt;/a&gt;</text:p>
      <text:p text:style-name="P77"><text:line-break/>Donc, si la page qui crée le cookie est appelé par une méthode javascript par exemple (via onclick), ca ne fonctionne pas.</text:p>
      <text:p text:style-name="P95"><text:span text:style-name="Titre_20_3_20_Car"/></text:p>
      <text:p text:style-name="P11"><text:span text:style-name="Titre_20_3_20_Car"><text:span text:style-name="T82"/></text:span></text:p>
      <text:p text:style-name="P11"><text:span text:style-name="Titre_20_3_20_Car"><text:span text:style-name="T82"/></text:span></text:p>
      <text:p text:style-name="P11"><text:span text:style-name="Titre_20_3_20_Car"><text:span text:style-name="T82"/></text:span></text:p>
      <text:p text:style-name="P11"><text:span text:style-name="Titre_20_3_20_Car"><text:span text:style-name="T82"/></text:span></text:p>
      <text:p text:style-name="P11"><text:span text:style-name="Titre_20_3_20_Car"><text:span text:style-name="T82"/></text:span></text:p>
      <text:p text:style-name="P11"><text:soft-page-break/><text:span text:style-name="Titre_20_3_20_Car"><text:span text:style-name="T83">Problèmes de cross-domain avec flash</text:span></text:span></text:p>
      <text:p text:style-name="P11"><text:span text:style-name="Titre_20_3_20_Car"><text:span text:style-name="T82">(Ne concerne que le cas de la diffusion séparée des flux via lighttpd)</text:span></text:span></text:p>
      <text:p text:style-name="P11"><text:span text:style-name="Titre_20_3_20_Car"><text:span text:style-name="T82"/></text:span></text:p>
      <text:p text:style-name="P11"><text:span text:style-name="Titre_20_3_20_Car"><text:span text:style-name="T82">Il faut créer le fichier “crossdomain.xml” suivant dans ”/audiovideocours/cours” :</text:span></text:span></text:p>
      <text:p text:style-name="P11"><text:span text:style-name="Titre_20_3_20_Car"><text:span text:style-name="T88"/></text:span></text:p>
      <text:p text:style-name="P11"><text:span text:style-name="Titre_20_3_20_Car"><text:span text:style-name="T88"/></text:span></text:p>
      <text:p text:style-name="P92"><text:span text:style-name="Titre_20_3_20_Car"><text:span text:style-name="T86">&lt;?xml</text:span></text:span><text:span text:style-name="Titre_20_3_20_Car"><text:span text:style-name="T88"> </text:span></text:span><text:span text:style-name="Titre_20_3_20_Car"><text:span text:style-name="T86">version</text:span></text:span><text:span text:style-name="Titre_20_3_20_Car"><text:span text:style-name="T88">=</text:span></text:span><text:span text:style-name="Titre_20_3_20_Car"><text:span text:style-name="T87">"1.0"</text:span></text:span><text:span text:style-name="Titre_20_3_20_Car"><text:span text:style-name="T86">?&gt;</text:span></text:span></text:p>
      <text:p text:style-name="P80">&lt;!DOCTYPE cross-domain-policy </text:p>
      <text:p text:style-name="P81"><text:s text:c="2"/><text:span text:style-name="T18">SYSTEM "http://www.macromedia.com/xml/dtds/cross-domain-policy.dtd"&gt;</text:span></text:p>
      <text:p text:style-name="P82">&lt;cross-domain-policy&gt;</text:p>
      <text:p text:style-name="P81"><text:s text:c="8"/><text:span text:style-name="T56">&lt;allow-access-from</text:span><text:span text:style-name="T18"> </text:span><text:span text:style-name="T56">domain</text:span><text:span text:style-name="T18">=</text:span><text:span text:style-name="T74">"*"</text:span><text:span text:style-name="T18"> </text:span><text:span text:style-name="T56">/&gt;</text:span></text:p>
      <text:p text:style-name="P82">&lt;/cross-domain-policy&gt;</text:p>
      <text:p text:style-name="P11"><text:span text:style-name="Titre_20_3_20_Car"><text:span text:style-name="T88"/></text:span></text:p>
      <text:p text:style-name="P11"><text:span text:style-name="Titre_20_3_20_Car"><text:span text:style-name="T82"/></text:span></text:p>
      <text:p text:style-name="P11"><text:span text:style-name="Titre_20_3_20_Car"><text:span text:style-name="T82"/></text:span></text:p>
      <text:p text:style-name="P48"><text:bookmark text:name="packaging_du_module_mp4_pour_lighttpd"/>Packaging du module MP4 pour Lighttpd</text:p>
      <text:p text:style-name="P49"/>
      <text:p text:style-name="P1">Le but est de patcher Lighttpd afin d'y inclure le module MP4 fournit par code-shop.</text:p>
      <text:p text:style-name="P1"/>
      <text:p text:style-name="P1"/>
      <text:p text:style-name="P12"><text:bookmark text:name="environnement_de_compilation"/>Environnement de compilation :</text:p>
      <text:p text:style-name="P1"/>
      <text:p text:style-name="P1">Créer un répertoire de travail :</text:p>
      <text:p text:style-name="P88"><text:span text:style-name="T37">mkdir</text:span> lightty</text:p>
      <text:p text:style-name="P88">cd lightty</text:p>
      <text:p text:style-name="P1"/>
      <text:p text:style-name="P1">Installer les paquets nécessaires à la recompilation du paquet fournit par Ubuntu :</text:p>
      <text:p text:style-name="P88"><text:span text:style-name="T37">aptitude install</text:span> build-essential fakeroot dpkg-dev</text:p>
      <text:p text:style-name="P1"/>
      <text:p text:style-name="P1">Récupérer les sources :</text:p>
      <text:p text:style-name="P89">apt-get source lighttpd</text:p>
      <text:p text:style-name="P89">sudo aptitude build-dep lighttpd</text:p>
      <text:p text:style-name="P89">wget http://h264.code-shop.com/download/lighttpd-1.4.18_mod_h264_streaming-2.2.9.tar.gz</text:p>
      <text:p text:style-name="P89">tar xvzf lighttpd-1.4.18_mod_h264_streaming-2.2.9.tar.gz</text:p>
      <text:p text:style-name="P89">dpkg-source -x lighttpd_1.4.26-1ubuntu4.dsc</text:p>
      <text:p text:style-name="P1"/>
      <text:p text:style-name="P12"><text:bookmark text:name="modification_des_sources"/>Modification des sources :</text:p>
      <text:p text:style-name="P1"/>
      <text:p text:style-name="P1">Créer le script contenant le code suivant à la racine du répertoire courant :</text:p>
      <text:p text:style-name="P89">cd lighttpd-1.4.18/src</text:p>
      <text:p text:style-name="P89">cp -v mod_h264_streaming.c \</text:p>
      <text:p text:style-name="P89"><text:s text:c="6"/><text:span text:style-name="T16">mod_streaming_export.h \</text:span></text:p>
      <text:p text:style-name="P89"><text:s text:c="6"/><text:span text:style-name="T16">moov.c moov.h \</text:span></text:p>
      <text:p text:style-name="P89"><text:s text:c="6"/><text:span text:style-name="T16">mp4_io.c mp4_io.h \</text:span></text:p>
      <text:p text:style-name="P89"><text:s text:c="6"/><text:span text:style-name="T16">mp4_reader.c mp4_reader.h \</text:span></text:p>
      <text:p text:style-name="P89"><text:s text:c="6"/><text:span text:style-name="T16">mp4_writer.c mp4_writer.h \</text:span></text:p>
      <text:p text:style-name="P89"><text:s text:c="6"/><text:span text:style-name="T16">mp4_process.c mp4_process.h \</text:span></text:p>
      <text:p text:style-name="P89"><text:s text:c="6"/><text:span text:style-name="T16">output_bucket.c output_bucket.h \</text:span></text:p>
      <text:p text:style-name="P89"><text:s text:c="6"/><text:span text:style-name="T16">output_mp4.c output_mp4.h \</text:span></text:p>
      <text:p text:style-name="P89"><text:s text:c="6"/><text:span text:style-name="T16">../../lighttpd-1.4.26/src/</text:span></text:p>
      <text:p text:style-name="P54"/>
      <text:p text:style-name="P53">Exécuter le script fraichement créé :</text:p>
      <text:p text:style-name="P89">chmod +x script.sh</text:p>
      <text:p text:style-name="P87">./script.sh</text:p>
      <text:p text:style-name="P1"><text:soft-page-break/>Ajouter les ordres de compilation du module MP4 au fichier lighttpd-1.4.26/src/Makefile.am (avant la ligne “lib_LTLIBRARIES += mod_flv_streaming.la”):</text:p>
      <text:p text:style-name="P85">l<text:span text:style-name="T23">ib_LTLIBRARIES += mod_h264_streaming.la</text:span></text:p>
      <text:p text:style-name="P88">mod_h264_streaming_la_SOURCES = mod_h264_streaming.c \</text:p>
      <text:p text:style-name="P88"><text:s text:c="32"/><text:span text:style-name="T18">mod_streaming_export.h \</text:span></text:p>
      <text:p text:style-name="P88"><text:s text:c="32"/><text:span text:style-name="T18">moov.c moov.h \</text:span></text:p>
      <text:p text:style-name="P88"><text:s text:c="32"/><text:span text:style-name="T18">mp4_io.c mp4_io.h \</text:span></text:p>
      <text:p text:style-name="P88"><text:s text:c="32"/><text:span text:style-name="T18">mp4_reader.c mp4_reader.h \</text:span></text:p>
      <text:p text:style-name="P88"><text:s text:c="32"/><text:span text:style-name="T18">mp4_writer.c mp4_writer.h \</text:span></text:p>
      <text:p text:style-name="P88"><text:s text:c="32"/><text:span text:style-name="T18">mp4_process.c mp4_process.h \</text:span></text:p>
      <text:p text:style-name="P88"><text:s text:c="32"/><text:span text:style-name="T18">output_bucket.c output_bucket.h \</text:span></text:p>
      <text:p text:style-name="P88"><text:s text:c="32"/><text:span text:style-name="T18">output_mp4.c output_mp4.h</text:span></text:p>
      <text:p text:style-name="P88">mod_h264_streaming_la_CFLAGS = $(AM_CFLAGS) -DBUILDING_H264_STREAMING</text:p>
      <text:p text:style-name="P88">mod_h264_streaming_la_LDFLAGS = -module -export-dynamic -avoid-version -no-undefined</text:p>
      <text:p text:style-name="P88">mod_h264_streaming_la_LIBADD = $(common_libadd)</text:p>
      <text:p text:style-name="P1"/>
      <text:p text:style-name="P1">Indiquer au paquet Ubuntu l'emplacement du module MP4 :</text:p>
      <text:p text:style-name="P88">echo debian/tmp/usr/lib/lighttpd/mod_h264_streaming.so &gt;&gt; lighttpd-1.4.26/debian/lighttpd.install</text:p>
      <text:p text:style-name="P1"/>
      <text:p text:style-name="P1"/>
      <text:p text:style-name="P12"><text:bookmark text:name="compilation_du_paquet"/>Compilation du paquet :</text:p>
      <text:p text:style-name="P12"/>
      <text:p text:style-name="P1">Lancer ces commandes afin de créer le paquet :</text:p>
      <text:p text:style-name="P88">cd lighttpd-1.4.26</text:p>
      <text:p text:style-name="P88">dpkg-buildpackage -b -rfakeroot</text:p>
      <text:p text:style-name="P1"/>
      <text:p text:style-name="P1"/>
      <text:p text:style-name="P12"><text:bookmark text:name="installation_du_paquet"/>Installation du paquet :</text:p>
      <text:p text:style-name="P12"/>
      <text:p text:style-name="P1">Petite subtilité ici, la commande “hold” d'aptitude qui permet d'indiquer que l'on souhaite conserver le paquet lighttpd à sa version actuelle même si une mise à jour est disponible :</text:p>
      <text:p text:style-name="P89">cd ..</text:p>
      <text:p text:style-name="P89">sudo dpkg -i lighttpd_1.4.26-1ubuntu4_amd64.deb</text:p>
      <text:p text:style-name="P89">sudo aptitude hold lighttpd</text:p>
      <text:p text:style-name="P1"/>
      <text:p text:style-name="P1"/>
      <text:p text:style-name="P12"><text:bookmark text:name="configuration_de_lighttpd"/>Configuration de Lighttpd :</text:p>
      <text:p text:style-name="P1"/>
      <text:p text:style-name="P1">Ajouter ces lignes au fichier /etc/lighttpd/lighttpd.conf</text:p>
      <text:p text:style-name="P88">server.modules = ( </text:p>
      <text:p text:style-name="P88"><text:s text:c="2"/><text:span text:style-name="T18">...,</text:span></text:p>
      <text:p text:style-name="P88"><text:s text:c="2"/><text:span text:style-name="T18">"mod_h264_streaming",</text:span></text:p>
      <text:p text:style-name="P90"><text:s text:c="2"/>"mod_flv_streaming"</text:p>
      <text:p text:style-name="P88">)</text:p>
      <text:p text:style-name="P88">h264-streaming.extensions = ( ".mp4" )</text:p>
      <text:p text:style-name="P88">flv-streaming.extensions = ( ".flv" )</text:p>
      <text:p text:style-name="P1"/>
      <text:p text:style-name="P1"/>
      <text:p text:style-name="P1"/>
      <text:p text:style-name="P12"><text:soft-page-break/>Référence et fichiers :</text:p>
      <text:list xml:id="list1752766115" text:style-name="L7">
        <text:list-item>
          <text:p text:style-name="P109"><text:a xlink:type="simple" xlink:href="http://h264.code-shop.com/trac/wiki/Mod-H264-Streaming-Lighttpd-Version2"><text:span text:style-name="T79">http://h264.code-shop.com/trac/wiki/Mod-H264-Streaming-Lighttpd-Version2</text:span></text:a></text:p>
        </text:list-item>
        <text:list-item>
          <text:p text:style-name="P109"><text:a xlink:type="simple" xlink:href="https://di.u-strasbg.fr/_media/infra/intranet/applis_services/avc/lighttpd-1.4.18_mod_h264_streaming-2.2.9.tar.gz"><text:span text:style-name="T79">lighttpd-1.4.18_mod_h264_streaming-2.2.9.tar.gz</text:span></text:a></text:p>
        </text:list-item>
        <text:list-item>
          <text:p text:style-name="P109"><text:a xlink:type="simple" xlink:href="http://blog.lighttpd.net/articles/2006/03/09/flv-streaming-with-lighttpd"><text:span text:style-name="Titre_20_3_20_Car"><text:span text:style-name="T80">http://blog.lighttpd.net/articles/2006/03/09/flv-streaming-with-lighttpd</text:span></text:span></text:a></text:p>
        </text:list-item>
      </text:list>
      <text:p text:style-name="Standard"><text:span text:style-name="Titre_20_3_20_Car"><text:span text:style-name="T81"/></text:span></text:p>
      <text:p text:style-name="Standard"><text:bookmark text:name="serveurs_d_encodage"/><text:span text:style-name="Titre_20_3_20_Car"><text:span text:style-name="T81">Serveurs d'encodage séparés</text:span></text:span></text:p>
      <text:p text:style-name="P1"/>
      <text:p text:style-name="P1"><text:span text:style-name="T89">Note :</text:span> n'oubliez pas de définir le paramètre « sepEnc=true » du fichier de configuration « univrav.properties » d'Audiovideocast pour que le serveur tomcat ne lance pas l'encodage des enregistrements.</text:p>
      <text:p text:style-name="P1"/>
      <text:p text:style-name="P12"><text:bookmark text:name="installation_des_paquets"/>Installation des paquets :</text:p>
      <text:p text:style-name="P1"/>
      <text:p text:style-name="P1">Les paquets suivants sont nécessaires pour l'encodage des medias :</text:p>
      <text:p text:style-name="P89">apt-get install vorbis-tools lame ffmpeg libavcodec-extra-53 mp3info yamdi zip unzip python2.6 python-reportlab python-psycopg2 atomicparsley bc</text:p>
      <text:p text:style-name="P1"/>
      <text:p text:style-name="P12"><text:bookmark text:name="configuration_de_la_tache_cron_pour_l_encodage"/>Configuration de la tâche CRON pour l'encodage :</text:p>
      <text:p text:style-name="P12"/>
      <text:p text:style-name="P1">On copie tout d'abord le répertoire “jobs_encodage”(cf src Audiovideocast) contenant les différents scripts d'encodage à l'endroit voulu. Puis, on configure la tâche cron de la manière suivante :</text:p>
      <text:p text:style-name="P1"/>
      <text:p text:style-name="P1">Dans /etc/crontab, on ajoute par exemple :</text:p>
      <text:p text:style-name="P1"/>
      <text:p text:style-name="P89">1-59/2 * <text:s text:c="7"/>* * * <text:s text:c="2"/>root <text:s text:c="3"/>nice -n 19 bash /var/lib/tomcat6/webapps/univ-r_av/scripts/jobs_encodage/JobEnc.sh /var/lib/tomcat6/webapps/univ-r_av/scripts/jobs_encodage http://localhost/univ-r_av /audiovideocours/cours &amp;&gt; /dev/null</text:p>
      <text:p text:style-name="P1"/>
      <text:p text:style-name="P1">JobEnc.sh est le script principal à lancer. Le premier argument est le chemin du dossier contenant l'ensemble des scripts d'encodage. Le deuxième argument est l'url du serveur Audiovideocast. Le troisième argument est le répertoire contenant les cours.</text:p>
      <text:p text:style-name="P1"/>
      <text:p text:style-name="P1">Sous Ubuntu 12.04, la redirection des erreurs ”&amp;&gt; /dev/null” dans la tâche CRON est indispensable pour le bon fonctionnement des scripts d'encodage.</text:p>
      <text:p text:style-name="P1"/>
      <text:p text:style-name="P1"/>
      <text:p text:style-name="Standard"><text:span text:style-name="Titre_20_3_20_Car"><text:span text:style-name="T77"/></text:span></text:p>
      <text:p text:style-name="Standard"><text:span text:style-name="Titre_20_3_20_Car"><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ACRONYM"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exploitation</text:p>
      </style:header>
      <style:footer>
        <text:p text:style-name="Footer"><text:tab/>- <text:page-number text:select-page="current">17</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3-10-14T12:37:58</dc:date>
    <meta:print-date>2010-10-13T13:23:58</meta:print-date>
    <dc:language>fr-FR</dc:language>
    <meta:editing-cycles>726</meta:editing-cycles>
    <meta:editing-duration>P2DT6H12M23S</meta:editing-duration>
    <meta:printed-by>morgan </meta:printed-by>
    <meta:document-statistic meta:table-count="0" meta:image-count="2" meta:object-count="0" meta:page-count="17" meta:paragraph-count="455" meta:word-count="3318" meta:character-count="28586" meta:non-whitespace-character-count="24575"/>
    <meta:user-defined meta:name="Info 1"/>
    <meta:user-defined meta:name="Info 2"/>
    <meta:user-defined meta:name="Info 3"/>
    <meta:user-defined meta:name="Info 4"/>
  </office:meta>
</office:document-meta>
</file>